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667in" style:rel-column-width="16319*"/>
    </style:style>
    <style:style style:name="Table1.B" style:family="table-column">
      <style:table-column-properties style:column-width="5.0264in" style:rel-column-width="4921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667in" style:rel-column-width="16319*"/>
    </style:style>
    <style:style style:name="Table2.B" style:family="table-column">
      <style:table-column-properties style:column-width="5.0264in" style:rel-column-width="4921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667in" style:rel-column-width="16319*"/>
    </style:style>
    <style:style style:name="Table3.B" style:family="table-column">
      <style:table-column-properties style:column-width="5.0264in" style:rel-column-width="49216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667in" style:rel-column-width="16319*"/>
    </style:style>
    <style:style style:name="Table4.B" style:family="table-column">
      <style:table-column-properties style:column-width="5.0264in" style:rel-column-width="4921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6667in" style:rel-column-width="16319*"/>
    </style:style>
    <style:style style:name="Table16.B" style:family="table-column">
      <style:table-column-properties style:column-width="5.0264in" style:rel-column-width="49216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6667in" style:rel-column-width="16319*"/>
    </style:style>
    <style:style style:name="Table17.B" style:family="table-column">
      <style:table-column-properties style:column-width="5.0264in" style:rel-column-width="49216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B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6667in" style:rel-column-width="16319*"/>
    </style:style>
    <style:style style:name="Table18.B" style:family="table-column">
      <style:table-column-properties style:column-width="5.0264in" style:rel-column-width="49216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B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1.6667in" style:rel-column-width="16319*"/>
    </style:style>
    <style:style style:name="Table19.B" style:family="table-column">
      <style:table-column-properties style:column-width="5.0264in" style:rel-column-width="49216*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B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1.6667in" style:rel-column-width="16319*"/>
    </style:style>
    <style:style style:name="Table20.B" style:family="table-column">
      <style:table-column-properties style:column-width="5.0264in" style:rel-column-width="49216*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667in" style:rel-column-width="16319*"/>
    </style:style>
    <style:style style:name="Table5.B" style:family="table-column">
      <style:table-column-properties style:column-width="5.0264in" style:rel-column-width="49216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667in" style:rel-column-width="16319*"/>
    </style:style>
    <style:style style:name="Table6.B" style:family="table-column">
      <style:table-column-properties style:column-width="5.0264in" style:rel-column-width="49216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66in" style:rel-column-width="16312*"/>
    </style:style>
    <style:style style:name="Table7.B" style:family="table-column">
      <style:table-column-properties style:column-width="5.0271in" style:rel-column-width="49223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667in" style:rel-column-width="16319*"/>
    </style:style>
    <style:style style:name="Table8.B" style:family="table-column">
      <style:table-column-properties style:column-width="5.0264in" style:rel-column-width="49216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667in" style:rel-column-width="16319*"/>
    </style:style>
    <style:style style:name="Table9.B" style:family="table-column">
      <style:table-column-properties style:column-width="5.0264in" style:rel-column-width="49216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667in" style:rel-column-width="16319*"/>
    </style:style>
    <style:style style:name="Table10.B" style:family="table-column">
      <style:table-column-properties style:column-width="5.0264in" style:rel-column-width="49216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B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667in" style:rel-column-width="16319*"/>
    </style:style>
    <style:style style:name="Table11.B" style:family="table-column">
      <style:table-column-properties style:column-width="5.0264in" style:rel-column-width="49216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667in" style:rel-column-width="16319*"/>
    </style:style>
    <style:style style:name="Table12.B" style:family="table-column">
      <style:table-column-properties style:column-width="5.0264in" style:rel-column-width="49216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667in" style:rel-column-width="16319*"/>
    </style:style>
    <style:style style:name="Table13.B" style:family="table-column">
      <style:table-column-properties style:column-width="5.0264in" style:rel-column-width="49216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667in" style:rel-column-width="16319*"/>
    </style:style>
    <style:style style:name="Table14.B" style:family="table-column">
      <style:table-column-properties style:column-width="5.0264in" style:rel-column-width="49216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6667in" style:rel-column-width="16319*"/>
    </style:style>
    <style:style style:name="Table15.B" style:family="table-column">
      <style:table-column-properties style:column-width="5.0264in" style:rel-column-width="49216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rsid="000fb523" officeooo:paragraph-rsid="000fb523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officeooo:rsid="000fb523" officeooo:paragraph-rsid="000fb523"/>
    </style:style>
    <style:style style:name="P4" style:family="paragraph" style:parent-style-name="Standard">
      <style:paragraph-properties fo:text-align="justify" style:justify-single-word="false"/>
      <style:text-properties style:text-underline-style="none" officeooo:rsid="0010258f" officeooo:paragraph-rsid="0010258f"/>
    </style:style>
    <style:style style:name="P5" style:family="paragraph" style:parent-style-name="Standard">
      <style:text-properties officeooo:paragraph-rsid="000fb523"/>
    </style:style>
    <style:style style:name="P6" style:family="paragraph" style:parent-style-name="Standard">
      <style:text-properties officeooo:paragraph-rsid="00121a07"/>
    </style:style>
    <style:style style:name="P7" style:family="paragraph" style:parent-style-name="Standard">
      <style:paragraph-properties fo:break-before="page"/>
      <style:text-properties officeooo:paragraph-rsid="00121a07"/>
    </style:style>
    <style:style style:name="P8" style:family="paragraph" style:parent-style-name="Standard">
      <style:text-properties officeooo:paragraph-rsid="0013f453"/>
    </style:style>
    <style:style style:name="P9" style:family="paragraph" style:parent-style-name="Standard">
      <style:paragraph-properties fo:break-before="page"/>
      <style:text-properties officeooo:paragraph-rsid="0013f453"/>
    </style:style>
    <style:style style:name="P10" style:family="paragraph" style:parent-style-name="Standard">
      <style:text-properties officeooo:paragraph-rsid="001551af"/>
    </style:style>
    <style:style style:name="P11" style:family="paragraph" style:parent-style-name="Standard">
      <style:paragraph-properties fo:break-before="page"/>
      <style:text-properties officeooo:paragraph-rsid="001551af"/>
    </style:style>
    <style:style style:name="P12" style:family="paragraph" style:parent-style-name="Table_20_Contents">
      <style:paragraph-properties fo:text-align="justify" style:justify-single-word="false"/>
      <style:text-properties officeooo:rsid="000fb523" officeooo:paragraph-rsid="000fb523"/>
    </style:style>
    <style:style style:name="P13" style:family="paragraph" style:parent-style-name="Text_20_body">
      <style:paragraph-properties fo:text-align="justify" style:justify-single-word="false"/>
      <style:text-properties officeooo:rsid="000fb523" officeooo:paragraph-rsid="000fb523"/>
    </style:style>
    <style:style style:name="P14" style:family="paragraph" style:parent-style-name="Table_20_Contents">
      <style:paragraph-properties fo:text-align="justify" style:justify-single-word="false"/>
      <style:text-properties officeooo:rsid="000fb523" officeooo:paragraph-rsid="00121a07"/>
    </style:style>
    <style:style style:name="P15" style:family="paragraph" style:parent-style-name="Table_20_Contents">
      <style:paragraph-properties fo:text-align="justify" style:justify-single-word="false"/>
      <style:text-properties officeooo:rsid="000fb523" officeooo:paragraph-rsid="0013f453"/>
    </style:style>
    <style:style style:name="P16" style:family="paragraph" style:parent-style-name="Table_20_Contents">
      <style:paragraph-properties fo:text-align="justify" style:justify-single-word="false"/>
      <style:text-properties officeooo:rsid="000fb523" officeooo:paragraph-rsid="001551af"/>
    </style:style>
    <style:style style:name="P17" style:family="paragraph" style:parent-style-name="Table_20_Contents">
      <style:paragraph-properties fo:text-align="justify" style:justify-single-word="false"/>
      <style:text-properties officeooo:rsid="000fb523" officeooo:paragraph-rsid="00167638"/>
    </style:style>
    <style:style style:name="P18" style:family="paragraph" style:parent-style-name="Table_20_Contents">
      <style:paragraph-properties fo:text-align="justify" style:justify-single-word="false"/>
      <style:text-properties officeooo:rsid="000fb523" officeooo:paragraph-rsid="00175aed"/>
    </style:style>
    <style:style style:name="P19" style:family="paragraph" style:parent-style-name="Table_20_Contents">
      <style:paragraph-properties fo:text-align="justify" style:justify-single-word="false"/>
      <style:text-properties officeooo:rsid="000fb523" officeooo:paragraph-rsid="001a2db5"/>
    </style:style>
    <style:style style:name="P20" style:family="paragraph" style:parent-style-name="Table_20_Contents">
      <style:paragraph-properties fo:text-align="justify" style:justify-single-word="false"/>
      <style:text-properties officeooo:rsid="000fb523" officeooo:paragraph-rsid="001b0d7e"/>
    </style:style>
    <style:style style:name="P21" style:family="paragraph" style:parent-style-name="Table_20_Contents">
      <style:paragraph-properties fo:text-align="justify" style:justify-single-word="false"/>
      <style:text-properties officeooo:rsid="000fb523" officeooo:paragraph-rsid="001b5c19"/>
    </style:style>
    <style:style style:name="P22" style:family="paragraph" style:parent-style-name="Table_20_Contents">
      <style:paragraph-properties fo:text-align="justify" style:justify-single-word="false"/>
      <style:text-properties fo:font-weight="bold" officeooo:rsid="000fb523" officeooo:paragraph-rsid="000fb523" style:font-weight-asian="bold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0fb523" officeooo:paragraph-rsid="00121a07" style:font-weight-asian="bold" style:font-weight-complex="bold"/>
    </style:style>
    <style:style style:name="P24" style:family="paragraph" style:parent-style-name="Table_20_Contents">
      <style:paragraph-properties fo:text-align="justify" style:justify-single-word="false"/>
      <style:text-properties fo:font-weight="bold" officeooo:rsid="000fb523" officeooo:paragraph-rsid="0013f453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  <style:text-properties fo:font-weight="bold" officeooo:rsid="000fb523" officeooo:paragraph-rsid="001551af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officeooo:rsid="000fb523" officeooo:paragraph-rsid="001b5c19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fo:font-weight="bold" officeooo:rsid="000fb523" officeooo:paragraph-rsid="00167638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fo:font-weight="bold" officeooo:rsid="000fb523" officeooo:paragraph-rsid="00175aed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officeooo:rsid="00116855" officeooo:paragraph-rsid="00116855"/>
    </style:style>
    <style:style style:name="P30" style:family="paragraph" style:parent-style-name="Table_20_Contents">
      <style:paragraph-properties fo:text-align="justify" style:justify-single-word="false"/>
      <style:text-properties officeooo:rsid="00121a07" officeooo:paragraph-rsid="00121a07"/>
    </style:style>
    <style:style style:name="P31" style:family="paragraph" style:parent-style-name="Table_20_Contents">
      <style:paragraph-properties fo:text-align="justify" style:justify-single-word="false"/>
      <style:text-properties officeooo:rsid="0013f453" officeooo:paragraph-rsid="0013f453"/>
    </style:style>
    <style:style style:name="P32" style:family="paragraph" style:parent-style-name="Table_20_Contents">
      <style:paragraph-properties fo:text-align="justify" style:justify-single-word="false"/>
      <style:text-properties officeooo:rsid="001551af" officeooo:paragraph-rsid="001551af"/>
    </style:style>
    <style:style style:name="P33" style:family="paragraph" style:parent-style-name="Table_20_Contents">
      <style:paragraph-properties fo:text-align="justify" style:justify-single-word="false"/>
      <style:text-properties officeooo:rsid="0015c74a" officeooo:paragraph-rsid="0015c74a"/>
    </style:style>
    <style:style style:name="P34" style:family="paragraph" style:parent-style-name="Table_20_Contents">
      <style:paragraph-properties fo:text-align="justify" style:justify-single-word="false"/>
      <style:text-properties officeooo:paragraph-rsid="00175aed"/>
    </style:style>
    <style:style style:name="P35" style:family="paragraph" style:parent-style-name="Table_20_Contents">
      <style:paragraph-properties fo:text-align="justify" style:justify-single-word="false"/>
      <style:text-properties officeooo:rsid="00167638" officeooo:paragraph-rsid="00167638"/>
    </style:style>
    <style:style style:name="P36" style:family="paragraph" style:parent-style-name="Table_20_Contents">
      <style:paragraph-properties fo:text-align="justify" style:justify-single-word="false"/>
      <style:text-properties officeooo:rsid="00167638" officeooo:paragraph-rsid="00175aed"/>
    </style:style>
    <style:style style:name="P37" style:family="paragraph" style:parent-style-name="Standard">
      <style:text-properties officeooo:paragraph-rsid="000fb523"/>
    </style:style>
    <style:style style:name="P38" style:family="paragraph" style:parent-style-name="Table_20_Contents" style:list-style-name="L1">
      <style:paragraph-properties fo:text-align="justify" style:justify-single-word="false"/>
      <style:text-properties officeooo:rsid="000fb523" officeooo:paragraph-rsid="000fb523"/>
    </style:style>
    <style:style style:name="P39" style:family="paragraph" style:parent-style-name="Table_20_Contents" style:list-style-name="L1">
      <style:paragraph-properties fo:text-align="justify" style:justify-single-word="false"/>
      <style:text-properties officeooo:rsid="000fb523" officeooo:paragraph-rsid="00121a07"/>
    </style:style>
    <style:style style:name="P40" style:family="paragraph" style:parent-style-name="Table_20_Contents" style:list-style-name="L2">
      <style:paragraph-properties fo:text-align="justify" style:justify-single-word="false"/>
      <style:text-properties officeooo:rsid="000fb523" officeooo:paragraph-rsid="000fb523"/>
    </style:style>
    <style:style style:name="P41" style:family="paragraph" style:parent-style-name="Table_20_Contents" style:list-style-name="L3">
      <style:paragraph-properties fo:text-align="justify" style:justify-single-word="false"/>
      <style:text-properties officeooo:rsid="000fb523" officeooo:paragraph-rsid="000fb523"/>
    </style:style>
    <style:style style:name="P42" style:family="paragraph" style:parent-style-name="Table_20_Contents" style:list-style-name="L4">
      <style:paragraph-properties fo:text-align="justify" style:justify-single-word="false"/>
      <style:text-properties officeooo:rsid="000fb523" officeooo:paragraph-rsid="000fb523"/>
    </style:style>
    <style:style style:name="P43" style:family="paragraph" style:parent-style-name="Table_20_Contents" style:list-style-name="L5">
      <style:paragraph-properties fo:text-align="justify" style:justify-single-word="false"/>
      <style:text-properties officeooo:rsid="000fb523" officeooo:paragraph-rsid="000fb523"/>
    </style:style>
    <style:style style:name="P44" style:family="paragraph" style:parent-style-name="Table_20_Contents" style:list-style-name="L6">
      <style:paragraph-properties fo:text-align="justify" style:justify-single-word="false"/>
      <style:text-properties officeooo:rsid="000fb523" officeooo:paragraph-rsid="000fb523"/>
    </style:style>
    <style:style style:name="P45" style:family="paragraph" style:parent-style-name="Table_20_Contents" style:list-style-name="L7">
      <style:paragraph-properties fo:text-align="justify" style:justify-single-word="false"/>
      <style:text-properties officeooo:rsid="000fb523" officeooo:paragraph-rsid="00121a07"/>
    </style:style>
    <style:style style:name="P46" style:family="paragraph" style:parent-style-name="Table_20_Contents" style:list-style-name="L8">
      <style:paragraph-properties fo:text-align="justify" style:justify-single-word="false"/>
      <style:text-properties officeooo:rsid="000fb523" officeooo:paragraph-rsid="00121a07"/>
    </style:style>
    <style:style style:name="P47" style:family="paragraph" style:parent-style-name="Table_20_Contents" style:list-style-name="L9">
      <style:paragraph-properties fo:text-align="justify" style:justify-single-word="false"/>
      <style:text-properties officeooo:rsid="000fb523" officeooo:paragraph-rsid="00121a07"/>
    </style:style>
    <style:style style:name="P48" style:family="paragraph" style:parent-style-name="Table_20_Contents" style:list-style-name="L10">
      <style:paragraph-properties fo:text-align="justify" style:justify-single-word="false"/>
      <style:text-properties officeooo:rsid="000fb523" officeooo:paragraph-rsid="00121a07"/>
    </style:style>
    <style:style style:name="P49" style:family="paragraph" style:parent-style-name="Table_20_Contents" style:list-style-name="L11">
      <style:paragraph-properties fo:text-align="justify" style:justify-single-word="false"/>
      <style:text-properties officeooo:rsid="000fb523" officeooo:paragraph-rsid="0013f453"/>
    </style:style>
    <style:style style:name="P50" style:family="paragraph" style:parent-style-name="Table_20_Contents" style:list-style-name="L12">
      <style:paragraph-properties fo:text-align="justify" style:justify-single-word="false"/>
      <style:text-properties officeooo:rsid="000fb523" officeooo:paragraph-rsid="00121a07"/>
    </style:style>
    <style:style style:name="P51" style:family="paragraph" style:parent-style-name="Table_20_Contents" style:list-style-name="L13">
      <style:paragraph-properties fo:text-align="justify" style:justify-single-word="false"/>
      <style:text-properties officeooo:rsid="000fb523" officeooo:paragraph-rsid="00121a07"/>
    </style:style>
    <style:style style:name="P52" style:family="paragraph" style:parent-style-name="Table_20_Contents" style:list-style-name="L14">
      <style:paragraph-properties fo:text-align="justify" style:justify-single-word="false"/>
      <style:text-properties officeooo:rsid="000fb523" officeooo:paragraph-rsid="0013f453"/>
    </style:style>
    <style:style style:name="P53" style:family="paragraph" style:parent-style-name="Table_20_Contents" style:list-style-name="L15">
      <style:paragraph-properties fo:text-align="justify" style:justify-single-word="false"/>
      <style:text-properties officeooo:rsid="000fb523" officeooo:paragraph-rsid="0013f453"/>
    </style:style>
    <style:style style:name="P54" style:family="paragraph" style:parent-style-name="Table_20_Contents" style:list-style-name="L15">
      <style:paragraph-properties fo:text-align="justify" style:justify-single-word="false"/>
      <style:text-properties officeooo:rsid="000fb523" officeooo:paragraph-rsid="001551af"/>
    </style:style>
    <style:style style:name="P55" style:family="paragraph" style:parent-style-name="Table_20_Contents" style:list-style-name="L16">
      <style:paragraph-properties fo:text-align="justify" style:justify-single-word="false"/>
      <style:text-properties officeooo:rsid="000fb523" officeooo:paragraph-rsid="0013f453"/>
    </style:style>
    <style:style style:name="P56" style:family="paragraph" style:parent-style-name="Table_20_Contents" style:list-style-name="L17">
      <style:paragraph-properties fo:text-align="justify" style:justify-single-word="false"/>
      <style:text-properties officeooo:rsid="000fb523" officeooo:paragraph-rsid="0013f453"/>
    </style:style>
    <style:style style:name="P57" style:family="paragraph" style:parent-style-name="Table_20_Contents" style:list-style-name="L18">
      <style:paragraph-properties fo:text-align="justify" style:justify-single-word="false"/>
      <style:text-properties officeooo:rsid="000fb523" officeooo:paragraph-rsid="0013f453"/>
    </style:style>
    <style:style style:name="P58" style:family="paragraph" style:parent-style-name="Table_20_Contents" style:list-style-name="L19">
      <style:paragraph-properties fo:text-align="justify" style:justify-single-word="false"/>
      <style:text-properties officeooo:rsid="000fb523" officeooo:paragraph-rsid="0013f453"/>
    </style:style>
    <style:style style:name="P59" style:family="paragraph" style:parent-style-name="Table_20_Contents" style:list-style-name="L20">
      <style:paragraph-properties fo:text-align="justify" style:justify-single-word="false"/>
      <style:text-properties officeooo:rsid="000fb523" officeooo:paragraph-rsid="001551af"/>
    </style:style>
    <style:style style:name="P60" style:family="paragraph" style:parent-style-name="Table_20_Contents" style:list-style-name="L22">
      <style:paragraph-properties fo:text-align="justify" style:justify-single-word="false"/>
      <style:text-properties officeooo:rsid="000fb523" officeooo:paragraph-rsid="001551af"/>
    </style:style>
    <style:style style:name="P61" style:family="paragraph" style:parent-style-name="Table_20_Contents" style:list-style-name="L23">
      <style:paragraph-properties fo:text-align="justify" style:justify-single-word="false"/>
      <style:text-properties officeooo:rsid="000fb523" officeooo:paragraph-rsid="001551af"/>
    </style:style>
    <style:style style:name="P62" style:family="paragraph" style:parent-style-name="Table_20_Contents" style:list-style-name="L24">
      <style:paragraph-properties fo:text-align="justify" style:justify-single-word="false"/>
      <style:text-properties officeooo:rsid="000fb523" officeooo:paragraph-rsid="001551af"/>
    </style:style>
    <style:style style:name="P63" style:family="paragraph" style:parent-style-name="Table_20_Contents" style:list-style-name="L25">
      <style:paragraph-properties fo:text-align="justify" style:justify-single-word="false"/>
      <style:text-properties officeooo:rsid="000fb523" officeooo:paragraph-rsid="001551af"/>
    </style:style>
    <style:style style:name="P64" style:family="paragraph" style:parent-style-name="Table_20_Contents" style:list-style-name="L26">
      <style:paragraph-properties fo:text-align="justify" style:justify-single-word="false"/>
      <style:text-properties officeooo:rsid="000fb523" officeooo:paragraph-rsid="001551af"/>
    </style:style>
    <style:style style:name="P65" style:family="paragraph" style:parent-style-name="Table_20_Contents" style:list-style-name="L27">
      <style:paragraph-properties fo:text-align="justify" style:justify-single-word="false"/>
      <style:text-properties officeooo:rsid="000fb523" officeooo:paragraph-rsid="001551af"/>
    </style:style>
    <style:style style:name="P66" style:family="paragraph" style:parent-style-name="Table_20_Contents" style:list-style-name="L28">
      <style:paragraph-properties fo:text-align="justify" style:justify-single-word="false"/>
      <style:text-properties officeooo:rsid="000fb523" officeooo:paragraph-rsid="000fb523"/>
    </style:style>
    <style:style style:name="P67" style:family="paragraph" style:parent-style-name="Table_20_Contents" style:list-style-name="L29">
      <style:paragraph-properties fo:text-align="justify" style:justify-single-word="false"/>
      <style:text-properties officeooo:rsid="000fb523" officeooo:paragraph-rsid="000fb523"/>
    </style:style>
    <style:style style:name="P68" style:family="paragraph" style:parent-style-name="Table_20_Contents" style:list-style-name="L30">
      <style:paragraph-properties fo:text-align="justify" style:justify-single-word="false"/>
      <style:text-properties officeooo:rsid="000fb523" officeooo:paragraph-rsid="000fb523"/>
    </style:style>
    <style:style style:name="P69" style:family="paragraph" style:parent-style-name="Table_20_Contents" style:list-style-name="L31">
      <style:paragraph-properties fo:text-align="justify" style:justify-single-word="false"/>
      <style:text-properties officeooo:rsid="000fb523" officeooo:paragraph-rsid="000fb523"/>
    </style:style>
    <style:style style:name="P70" style:family="paragraph" style:parent-style-name="Table_20_Contents" style:list-style-name="L32">
      <style:paragraph-properties fo:text-align="justify" style:justify-single-word="false"/>
      <style:text-properties officeooo:rsid="000fb523" officeooo:paragraph-rsid="000fb523"/>
    </style:style>
    <style:style style:name="P71" style:family="paragraph" style:parent-style-name="Table_20_Contents" style:list-style-name="L37">
      <style:paragraph-properties fo:text-align="justify" style:justify-single-word="false"/>
      <style:text-properties officeooo:rsid="000fb523" officeooo:paragraph-rsid="00167638"/>
    </style:style>
    <style:style style:name="P72" style:family="paragraph" style:parent-style-name="Table_20_Contents" style:list-style-name="L38">
      <style:paragraph-properties fo:text-align="justify" style:justify-single-word="false"/>
      <style:text-properties officeooo:rsid="000fb523" officeooo:paragraph-rsid="000fb523"/>
    </style:style>
    <style:style style:name="P73" style:family="paragraph" style:parent-style-name="Table_20_Contents" style:list-style-name="L39">
      <style:paragraph-properties fo:text-align="justify" style:justify-single-word="false"/>
      <style:text-properties officeooo:rsid="000fb523" officeooo:paragraph-rsid="000fb523"/>
    </style:style>
    <style:style style:name="P74" style:family="paragraph" style:parent-style-name="Table_20_Contents" style:list-style-name="L40">
      <style:paragraph-properties fo:text-align="justify" style:justify-single-word="false"/>
      <style:text-properties officeooo:rsid="000fb523" officeooo:paragraph-rsid="000fb523"/>
    </style:style>
    <style:style style:name="P75" style:family="paragraph" style:parent-style-name="Table_20_Contents" style:list-style-name="L41">
      <style:paragraph-properties fo:text-align="justify" style:justify-single-word="false"/>
      <style:text-properties officeooo:rsid="000fb523" officeooo:paragraph-rsid="000fb523"/>
    </style:style>
    <style:style style:name="P76" style:family="paragraph" style:parent-style-name="Table_20_Contents" style:list-style-name="L43">
      <style:paragraph-properties fo:text-align="justify" style:justify-single-word="false"/>
      <style:text-properties officeooo:rsid="000fb523" officeooo:paragraph-rsid="00175aed"/>
    </style:style>
    <style:style style:name="P77" style:family="paragraph" style:parent-style-name="Table_20_Contents" style:list-style-name="L44">
      <style:paragraph-properties fo:text-align="justify" style:justify-single-word="false"/>
      <style:text-properties officeooo:rsid="000fb523" officeooo:paragraph-rsid="00175aed"/>
    </style:style>
    <style:style style:name="P78" style:family="paragraph" style:parent-style-name="Table_20_Contents" style:list-style-name="L45">
      <style:paragraph-properties fo:text-align="justify" style:justify-single-word="false"/>
      <style:text-properties officeooo:rsid="000fb523" officeooo:paragraph-rsid="00175aed"/>
    </style:style>
    <style:style style:name="P79" style:family="paragraph" style:parent-style-name="Table_20_Contents" style:list-style-name="L46">
      <style:paragraph-properties fo:text-align="justify" style:justify-single-word="false"/>
      <style:text-properties officeooo:rsid="000fb523" officeooo:paragraph-rsid="000fb523"/>
    </style:style>
    <style:style style:name="P80" style:family="paragraph" style:parent-style-name="Table_20_Contents" style:list-style-name="L47">
      <style:paragraph-properties fo:text-align="justify" style:justify-single-word="false"/>
      <style:text-properties officeooo:rsid="000fb523" officeooo:paragraph-rsid="000fb523"/>
    </style:style>
    <style:style style:name="P81" style:family="paragraph" style:parent-style-name="Table_20_Contents" style:list-style-name="L48">
      <style:paragraph-properties fo:text-align="justify" style:justify-single-word="false"/>
      <style:text-properties officeooo:rsid="000fb523" officeooo:paragraph-rsid="000fb523"/>
    </style:style>
    <style:style style:name="P82" style:family="paragraph" style:parent-style-name="Table_20_Contents" style:list-style-name="L49">
      <style:paragraph-properties fo:text-align="justify" style:justify-single-word="false"/>
      <style:text-properties officeooo:rsid="000fb523" officeooo:paragraph-rsid="000fb523"/>
    </style:style>
    <style:style style:name="P83" style:family="paragraph" style:parent-style-name="Table_20_Contents" style:list-style-name="L50">
      <style:paragraph-properties fo:text-align="justify" style:justify-single-word="false"/>
      <style:text-properties officeooo:rsid="000fb523" officeooo:paragraph-rsid="000fb523"/>
    </style:style>
    <style:style style:name="P84" style:family="paragraph" style:parent-style-name="Table_20_Contents" style:list-style-name="L51">
      <style:paragraph-properties fo:text-align="justify" style:justify-single-word="false"/>
      <style:text-properties officeooo:rsid="000fb523" officeooo:paragraph-rsid="000fb523"/>
    </style:style>
    <style:style style:name="P85" style:family="paragraph" style:parent-style-name="Table_20_Contents" style:list-style-name="L52">
      <style:paragraph-properties fo:text-align="justify" style:justify-single-word="false"/>
      <style:text-properties officeooo:rsid="000fb523" officeooo:paragraph-rsid="000fb523"/>
    </style:style>
    <style:style style:name="P86" style:family="paragraph" style:parent-style-name="Table_20_Contents" style:list-style-name="L52">
      <style:paragraph-properties fo:text-align="justify" style:justify-single-word="false"/>
      <style:text-properties officeooo:rsid="000fb523" officeooo:paragraph-rsid="001b5c19"/>
    </style:style>
    <style:style style:name="P87" style:family="paragraph" style:parent-style-name="Table_20_Contents" style:list-style-name="L53">
      <style:paragraph-properties fo:text-align="justify" style:justify-single-word="false"/>
      <style:text-properties officeooo:rsid="000fb523" officeooo:paragraph-rsid="000fb523"/>
    </style:style>
    <style:style style:name="P88" style:family="paragraph" style:parent-style-name="Table_20_Contents" style:list-style-name="L54">
      <style:paragraph-properties fo:text-align="justify" style:justify-single-word="false"/>
      <style:text-properties officeooo:rsid="000fb523" officeooo:paragraph-rsid="000fb523"/>
    </style:style>
    <style:style style:name="P89" style:family="paragraph" style:parent-style-name="Table_20_Contents" style:list-style-name="L55">
      <style:paragraph-properties fo:text-align="justify" style:justify-single-word="false"/>
      <style:text-properties officeooo:rsid="000fb523" officeooo:paragraph-rsid="000fb523"/>
    </style:style>
    <style:style style:name="P90" style:family="paragraph" style:parent-style-name="Table_20_Contents" style:list-style-name="L56">
      <style:paragraph-properties fo:text-align="justify" style:justify-single-word="false"/>
      <style:text-properties officeooo:rsid="000fb523" officeooo:paragraph-rsid="000fb523"/>
    </style:style>
    <style:style style:name="P91" style:family="paragraph" style:parent-style-name="Table_20_Contents" style:list-style-name="L57">
      <style:paragraph-properties fo:text-align="justify" style:justify-single-word="false"/>
      <style:text-properties officeooo:rsid="000fb523" officeooo:paragraph-rsid="000fb523"/>
    </style:style>
    <style:style style:name="P92" style:family="paragraph" style:parent-style-name="Table_20_Contents" style:list-style-name="L57">
      <style:paragraph-properties fo:text-align="justify" style:justify-single-word="false"/>
      <style:text-properties officeooo:rsid="000fb523" officeooo:paragraph-rsid="001b0d7e"/>
    </style:style>
    <style:style style:name="P93" style:family="paragraph" style:parent-style-name="Table_20_Contents" style:list-style-name="L58">
      <style:paragraph-properties fo:text-align="justify" style:justify-single-word="false"/>
      <style:text-properties officeooo:rsid="000fb523" officeooo:paragraph-rsid="000fb523"/>
    </style:style>
    <style:style style:name="P94" style:family="paragraph" style:parent-style-name="Table_20_Contents" style:list-style-name="L59">
      <style:paragraph-properties fo:text-align="justify" style:justify-single-word="false"/>
      <style:text-properties officeooo:rsid="000fb523" officeooo:paragraph-rsid="000fb523"/>
    </style:style>
    <style:style style:name="P95" style:family="paragraph" style:parent-style-name="Table_20_Contents" style:list-style-name="L60">
      <style:paragraph-properties fo:text-align="justify" style:justify-single-word="false"/>
      <style:text-properties officeooo:rsid="000fb523" officeooo:paragraph-rsid="000fb523"/>
    </style:style>
    <style:style style:name="P96" style:family="paragraph" style:parent-style-name="Table_20_Contents" style:list-style-name="L61">
      <style:paragraph-properties fo:text-align="justify" style:justify-single-word="false"/>
      <style:text-properties officeooo:rsid="000fb523" officeooo:paragraph-rsid="000fb523"/>
    </style:style>
    <style:style style:name="P97" style:family="paragraph" style:parent-style-name="Table_20_Contents" style:list-style-name="L62">
      <style:paragraph-properties fo:text-align="justify" style:justify-single-word="false"/>
      <style:text-properties officeooo:rsid="000fb523" officeooo:paragraph-rsid="000fb523"/>
    </style:style>
    <style:style style:name="P98" style:family="paragraph" style:parent-style-name="Table_20_Contents" style:list-style-name="L63">
      <style:paragraph-properties fo:text-align="justify" style:justify-single-word="false"/>
      <style:text-properties officeooo:rsid="000fb523" officeooo:paragraph-rsid="000fb523"/>
    </style:style>
    <style:style style:name="P99" style:family="paragraph" style:parent-style-name="Table_20_Contents" style:list-style-name="L64">
      <style:paragraph-properties fo:text-align="justify" style:justify-single-word="false"/>
      <style:text-properties officeooo:rsid="000fb523" officeooo:paragraph-rsid="001a2db5"/>
    </style:style>
    <style:style style:name="P100" style:family="paragraph" style:parent-style-name="Table_20_Contents" style:list-style-name="L67">
      <style:paragraph-properties fo:text-align="justify" style:justify-single-word="false"/>
      <style:text-properties officeooo:rsid="000fb523" officeooo:paragraph-rsid="001a2db5"/>
    </style:style>
    <style:style style:name="P101" style:family="paragraph" style:parent-style-name="Table_20_Contents" style:list-style-name="L69">
      <style:paragraph-properties fo:text-align="justify" style:justify-single-word="false"/>
      <style:text-properties officeooo:rsid="000fb523" officeooo:paragraph-rsid="001b5c19"/>
    </style:style>
    <style:style style:name="P102" style:family="paragraph" style:parent-style-name="Table_20_Contents" style:list-style-name="L70">
      <style:paragraph-properties fo:text-align="justify" style:justify-single-word="false"/>
      <style:text-properties officeooo:rsid="000fb523" officeooo:paragraph-rsid="001b5c19"/>
    </style:style>
    <style:style style:name="P103" style:family="paragraph" style:parent-style-name="Table_20_Contents" style:list-style-name="L71">
      <style:paragraph-properties fo:text-align="justify" style:justify-single-word="false"/>
      <style:text-properties officeooo:rsid="000fb523" officeooo:paragraph-rsid="001b5c19"/>
    </style:style>
    <style:style style:name="P104" style:family="paragraph" style:parent-style-name="Table_20_Contents" style:list-style-name="L72">
      <style:paragraph-properties fo:text-align="justify" style:justify-single-word="false"/>
      <style:text-properties officeooo:rsid="000fb523" officeooo:paragraph-rsid="001b5c19"/>
    </style:style>
    <style:style style:name="P105" style:family="paragraph" style:parent-style-name="Table_20_Contents" style:list-style-name="L73">
      <style:paragraph-properties fo:text-align="justify" style:justify-single-word="false"/>
      <style:text-properties officeooo:rsid="000fb523" officeooo:paragraph-rsid="001b0d7e"/>
    </style:style>
    <style:style style:name="P106" style:family="paragraph" style:parent-style-name="Table_20_Contents" style:list-style-name="L74">
      <style:paragraph-properties fo:text-align="justify" style:justify-single-word="false"/>
      <style:text-properties officeooo:rsid="000fb523" officeooo:paragraph-rsid="001b0d7e"/>
    </style:style>
    <style:style style:name="P107" style:family="paragraph" style:parent-style-name="Table_20_Contents" style:list-style-name="L75">
      <style:paragraph-properties fo:text-align="justify" style:justify-single-word="false"/>
      <style:text-properties officeooo:rsid="000fb523" officeooo:paragraph-rsid="001b0d7e"/>
    </style:style>
    <style:style style:name="P108" style:family="paragraph" style:parent-style-name="Table_20_Contents" style:list-style-name="L76">
      <style:paragraph-properties fo:text-align="justify" style:justify-single-word="false"/>
      <style:text-properties officeooo:rsid="000fb523" officeooo:paragraph-rsid="001b0d7e"/>
    </style:style>
    <style:style style:name="P109" style:family="paragraph" style:parent-style-name="Table_20_Contents" style:list-style-name="L77">
      <style:paragraph-properties fo:text-align="justify" style:justify-single-word="false"/>
      <style:text-properties officeooo:rsid="000fb523" officeooo:paragraph-rsid="001b0d7e"/>
    </style:style>
    <style:style style:name="P110" style:family="paragraph" style:parent-style-name="Table_20_Contents" style:list-style-name="L78">
      <style:paragraph-properties fo:text-align="justify" style:justify-single-word="false"/>
      <style:text-properties officeooo:rsid="000fb523" officeooo:paragraph-rsid="001b0d7e"/>
    </style:style>
    <style:style style:name="P111" style:family="paragraph" style:parent-style-name="Table_20_Contents">
      <style:paragraph-properties fo:text-align="justify" style:justify-single-word="false"/>
      <style:text-properties officeooo:rsid="000fb523" officeooo:paragraph-rsid="000fb523"/>
    </style:style>
    <style:style style:name="P112" style:family="paragraph" style:parent-style-name="Table_20_Contents" style:list-style-name="L11">
      <style:paragraph-properties fo:text-align="justify" style:justify-single-word="false"/>
      <style:text-properties officeooo:paragraph-rsid="0013f453"/>
    </style:style>
    <style:style style:name="P113" style:family="paragraph" style:parent-style-name="Table_20_Contents" style:list-style-name="L20">
      <style:paragraph-properties fo:text-align="justify" style:justify-single-word="false"/>
      <style:text-properties officeooo:paragraph-rsid="001551af"/>
    </style:style>
    <style:style style:name="P114" style:family="paragraph" style:parent-style-name="Table_20_Contents" style:list-style-name="L21">
      <style:paragraph-properties fo:text-align="justify" style:justify-single-word="false"/>
      <style:text-properties officeooo:paragraph-rsid="001551af"/>
    </style:style>
    <style:style style:name="P115" style:family="paragraph" style:parent-style-name="Table_20_Contents" style:list-style-name="L22">
      <style:paragraph-properties fo:text-align="justify" style:justify-single-word="false"/>
      <style:text-properties officeooo:paragraph-rsid="001551af"/>
    </style:style>
    <style:style style:name="P116" style:family="paragraph" style:parent-style-name="Table_20_Contents" style:list-style-name="L23">
      <style:paragraph-properties fo:text-align="justify" style:justify-single-word="false"/>
      <style:text-properties officeooo:paragraph-rsid="001551af"/>
    </style:style>
    <style:style style:name="P117" style:family="paragraph" style:parent-style-name="Table_20_Contents" style:list-style-name="L36">
      <style:paragraph-properties fo:text-align="justify" style:justify-single-word="false"/>
      <style:text-properties officeooo:paragraph-rsid="00167638"/>
    </style:style>
    <style:style style:name="P118" style:family="paragraph" style:parent-style-name="Table_20_Contents" style:list-style-name="L36">
      <style:paragraph-properties fo:text-align="justify" style:justify-single-word="false"/>
      <style:text-properties officeooo:paragraph-rsid="00175aed"/>
    </style:style>
    <style:style style:name="P119" style:family="paragraph" style:parent-style-name="Table_20_Contents" style:list-style-name="L42">
      <style:paragraph-properties fo:text-align="justify" style:justify-single-word="false"/>
      <style:text-properties officeooo:paragraph-rsid="00175aed"/>
    </style:style>
    <style:style style:name="P120" style:family="paragraph" style:parent-style-name="Table_20_Contents" style:list-style-name="L45">
      <style:paragraph-properties fo:text-align="justify" style:justify-single-word="false"/>
      <style:text-properties officeooo:paragraph-rsid="00175aed"/>
    </style:style>
    <style:style style:name="P121" style:family="paragraph" style:parent-style-name="Table_20_Contents" style:list-style-name="L52">
      <style:paragraph-properties fo:text-align="justify" style:justify-single-word="false"/>
      <style:text-properties officeooo:paragraph-rsid="000fb523"/>
    </style:style>
    <style:style style:name="P122" style:family="paragraph" style:parent-style-name="Table_20_Contents" style:list-style-name="L53">
      <style:paragraph-properties fo:text-align="justify" style:justify-single-word="false"/>
      <style:text-properties officeooo:paragraph-rsid="00175aed"/>
    </style:style>
    <style:style style:name="P123" style:family="paragraph" style:parent-style-name="Table_20_Contents" style:list-style-name="L46">
      <style:paragraph-properties fo:text-align="justify" style:justify-single-word="false"/>
      <style:text-properties officeooo:paragraph-rsid="001a2db5"/>
    </style:style>
    <style:style style:name="P124" style:family="paragraph" style:parent-style-name="Table_20_Contents" style:list-style-name="L64">
      <style:paragraph-properties fo:text-align="justify" style:justify-single-word="false"/>
      <style:text-properties officeooo:paragraph-rsid="001a2db5"/>
    </style:style>
    <style:style style:name="P125" style:family="paragraph" style:parent-style-name="Table_20_Contents" style:list-style-name="L65">
      <style:paragraph-properties fo:text-align="justify" style:justify-single-word="false"/>
      <style:text-properties officeooo:paragraph-rsid="001a2db5"/>
    </style:style>
    <style:style style:name="P126" style:family="paragraph" style:parent-style-name="Table_20_Contents" style:list-style-name="L66">
      <style:paragraph-properties fo:text-align="justify" style:justify-single-word="false"/>
      <style:text-properties officeooo:paragraph-rsid="001a2db5"/>
    </style:style>
    <style:style style:name="P127" style:family="paragraph" style:parent-style-name="Table_20_Contents" style:list-style-name="L67">
      <style:paragraph-properties fo:text-align="justify" style:justify-single-word="false"/>
      <style:text-properties officeooo:paragraph-rsid="001a2db5"/>
    </style:style>
    <style:style style:name="P128" style:family="paragraph" style:parent-style-name="Table_20_Contents" style:list-style-name="L68">
      <style:paragraph-properties fo:text-align="justify" style:justify-single-word="false"/>
      <style:text-properties officeooo:paragraph-rsid="001a2db5"/>
    </style:style>
    <style:style style:name="P129" style:family="paragraph" style:parent-style-name="Table_20_Contents" style:list-style-name="L69">
      <style:paragraph-properties fo:text-align="justify" style:justify-single-word="false"/>
      <style:text-properties officeooo:paragraph-rsid="001b5c19"/>
    </style:style>
    <style:style style:name="P130" style:family="paragraph" style:parent-style-name="Table_20_Contents" style:list-style-name="L72">
      <style:paragraph-properties fo:text-align="justify" style:justify-single-word="false"/>
      <style:text-properties officeooo:paragraph-rsid="001b5c19"/>
    </style:style>
    <style:style style:name="P131" style:family="paragraph" style:parent-style-name="Table_20_Contents" style:list-style-name="L57">
      <style:paragraph-properties fo:text-align="justify" style:justify-single-word="false"/>
      <style:text-properties officeooo:paragraph-rsid="001b0d7e"/>
    </style:style>
    <style:style style:name="P132" style:family="paragraph" style:parent-style-name="Table_20_Contents" style:list-style-name="L78">
      <style:paragraph-properties fo:text-align="justify" style:justify-single-word="false"/>
      <style:text-properties officeooo:paragraph-rsid="001b0d7e"/>
    </style:style>
    <style:style style:name="P133" style:family="paragraph" style:parent-style-name="Table_20_Contents" style:list-style-name="L33">
      <style:paragraph-properties fo:text-align="justify" style:justify-single-word="false"/>
      <style:text-properties officeooo:paragraph-rsid="000fb523"/>
    </style:style>
    <style:style style:name="P134" style:family="paragraph" style:parent-style-name="Table_20_Contents" style:list-style-name="L34">
      <style:paragraph-properties fo:text-align="justify" style:justify-single-word="false"/>
      <style:text-properties officeooo:paragraph-rsid="000fb523"/>
    </style:style>
    <style:style style:name="P135" style:family="paragraph" style:parent-style-name="Table_20_Contents" style:list-style-name="L15">
      <style:paragraph-properties fo:text-align="justify" style:justify-single-word="false"/>
      <style:text-properties officeooo:rsid="001551af" officeooo:paragraph-rsid="001551af"/>
    </style:style>
    <style:style style:name="P136" style:family="paragraph" style:parent-style-name="Table_20_Contents" style:list-style-name="L24">
      <style:paragraph-properties fo:text-align="justify" style:justify-single-word="false"/>
      <style:text-properties officeooo:rsid="0015c74a" officeooo:paragraph-rsid="0015c74a"/>
    </style:style>
    <style:style style:name="P137" style:family="paragraph" style:parent-style-name="Table_20_Contents" style:list-style-name="L53">
      <style:paragraph-properties fo:text-align="justify" style:justify-single-word="false"/>
      <style:text-properties officeooo:rsid="00175aed" officeooo:paragraph-rsid="00175aed"/>
    </style:style>
    <style:style style:name="P138" style:family="paragraph" style:parent-style-name="Table_20_Contents" style:list-style-name="L69">
      <style:paragraph-properties fo:text-align="justify" style:justify-single-word="false"/>
      <style:text-properties officeooo:rsid="00175aed" officeooo:paragraph-rsid="001b5c19"/>
    </style:style>
    <style:style style:name="P139" style:family="paragraph" style:parent-style-name="Table_20_Contents" style:list-style-name="L61">
      <style:paragraph-properties fo:text-align="justify" style:justify-single-word="false"/>
      <style:text-properties officeooo:rsid="001b0d7e" officeooo:paragraph-rsid="001b0d7e"/>
    </style:style>
    <style:style style:name="P140" style:family="paragraph" style:parent-style-name="Table_20_Contents" style:list-style-name="L64">
      <style:paragraph-properties fo:text-align="justify" style:justify-single-word="false"/>
      <style:text-properties officeooo:rsid="001a2db5" officeooo:paragraph-rsid="001a2db5"/>
    </style:style>
    <style:style style:name="P141" style:family="paragraph" style:parent-style-name="Table_20_Contents" style:list-style-name="L35">
      <style:paragraph-properties fo:text-align="justify" style:justify-single-word="false"/>
      <style:text-properties officeooo:rsid="001c102b" officeooo:paragraph-rsid="001c102b"/>
    </style:style>
    <style:style style:name="T1" style:family="text">
      <style:text-properties officeooo:rsid="000fb52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258f"/>
    </style:style>
    <style:style style:name="T4" style:family="text">
      <style:text-properties officeooo:rsid="00116855"/>
    </style:style>
    <style:style style:name="T5" style:family="text">
      <style:text-properties officeooo:rsid="00121a07"/>
    </style:style>
    <style:style style:name="T6" style:family="text">
      <style:text-properties officeooo:rsid="0013f453"/>
    </style:style>
    <style:style style:name="T7" style:family="text">
      <style:text-properties officeooo:rsid="001551af"/>
    </style:style>
    <style:style style:name="T8" style:family="text">
      <style:text-properties officeooo:rsid="0015aa02"/>
    </style:style>
    <style:style style:name="T9" style:family="text">
      <style:text-properties officeooo:rsid="0015c74a"/>
    </style:style>
    <style:style style:name="T10" style:family="text">
      <style:text-properties officeooo:rsid="00167638"/>
    </style:style>
    <style:style style:name="T11" style:family="text">
      <style:text-properties fo:font-weight="normal" officeooo:rsid="00167638" style:font-weight-asian="normal" style:font-weight-complex="normal"/>
    </style:style>
    <style:style style:name="T12" style:family="text">
      <style:text-properties officeooo:rsid="00175aed"/>
    </style:style>
    <style:style style:name="T13" style:family="text">
      <style:text-properties officeooo:rsid="001a2db5"/>
    </style:style>
    <style:style style:name="T14" style:family="text">
      <style:text-properties officeooo:rsid="001b5c19"/>
    </style:style>
    <style:style style:name="T15" style:family="text">
      <style:text-properties officeooo:rsid="001bdcc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puesta de modificación para Román</text:p>
      <text:p text:style-name="P3"/>
      <text:p text:style-name="P3">En el modelo de base de datos añadir un campo en la relación entre usuarios y topic de valoración del curso.</text:p>
      <text:p text:style-name="P3">En el curso añadiría una duración y un nivel de dificultad.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T2">Id</text:span>: <text:span text:style-name="T3">1</text:span></text:p>
          </table:table-cell>
          <table:table-cell table:style-name="Table1.B1" office:value-type="string">
            <text:p text:style-name="P12"><text:span text:style-name="T2">Título</text:span>: Listado de cursos.</text:p>
          </table:table-cell>
        </table:table-row>
        <table:table-row>
          <table:table-cell table:style-name="Table1.A2" office:value-type="string">
            <text:p text:style-name="P12">Prioridad:</text:p>
          </table:table-cell>
          <table:table-cell table:style-name="Table1.B2" office:value-type="string">
            <text:p text:style-name="P12"><text:span text:style-name="T2">Estimación</text:span>:</text:p>
          </table:table-cell>
        </table:table-row>
        <table:table-row>
          <table:table-cell table:style-name="Table1.B2" table:number-columns-spanned="2" office:value-type="string">
            <text:p text:style-name="P22">Historia de usuario:</text:p>
            <text:p text:style-name="P12">Sin estar logueado, quiero ver la lista de cursos disponibles en la aplicación, para poder explorar y seleccionar los cursos que me interesen, mostrando su duración, nivel de dificultada y número de topics.</text:p>
          </table:table-cell>
          <table:covered-table-cell/>
        </table:table-row>
        <table:table-row>
          <table:table-cell table:style-name="Table1.B2" table:number-columns-spanned="2" office:value-type="string">
            <text:p text:style-name="P22">Criterios de aceptación:</text:p>
            <text:p text:style-name="P12">Los cursos se muestran con su título, <text:span text:style-name="T4">duración</text:span> y <text:span text:style-name="T4">nivel de dificultad.</text:span></text:p>
            <text:p text:style-name="P12">Se muestra un enlace o botón para ver <text:span text:style-name="T4">los</text:span> <text:span text:style-name="T4">topics</text:span> de cada curso.</text:p>
            <text:p text:style-name="P29">Se muestra un enlace o botón para loguearse.</text:p>
          </table:table-cell>
          <table:covered-table-cell/>
        </table:table-row>
      </table:table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<text:span text:style-name="T2">Id</text:span>: <text:span text:style-name="T3">2</text:span></text:p>
          </table:table-cell>
          <table:table-cell table:style-name="Table2.B1" office:value-type="string">
            <text:p text:style-name="P12"><text:span text:style-name="T2">Título</text:span>: <text:span text:style-name="T4">Topics</text:span> de un curso</text:p>
          </table:table-cell>
        </table:table-row>
        <table:table-row>
          <table:table-cell table:style-name="Table2.A2" office:value-type="string">
            <text:p text:style-name="P12">Prioridad:</text:p>
          </table:table-cell>
          <table:table-cell table:style-name="Table2.B2" office:value-type="string">
            <text:p text:style-name="P12"><text:span text:style-name="T2">Estimación</text:span>:</text:p>
          </table:table-cell>
        </table:table-row>
        <table:table-row>
          <table:table-cell table:style-name="Table2.B2" table:number-columns-spanned="2" office:value-type="string">
            <text:p text:style-name="P22">Historia de usuario:</text:p>
            <text:p text:style-name="P13">Sin estar logueado, quiero ver los topics dentro de un curso, para obtener una visión general de los contenidos que se abordarán.</text:p>
          </table:table-cell>
          <table:covered-table-cell/>
        </table:table-row>
        <table:table-row>
          <table:table-cell table:style-name="Table2.B2" table:number-columns-spanned="2" office:value-type="string">
            <text:p text:style-name="P22">Criterios de aceptación:</text:p>
            <text:p text:style-name="P12"><text:span text:style-name="T4">S</text:span>e muestra una lista de los temas o secciones del curso, <text:span text:style-name="T4">en el que se muestran todos los datos.</text:span></text:p>
            <text:p text:style-name="P12">Hay una opción para volver a la lista de cursos disponibles.</text:p>
            <text:p text:style-name="P29">Se muestra un enlace o botón para loguearse.</text:p>
          </table:table-cell>
          <table:covered-table-cell/>
        </table:table-row>
      </table:table>
      <text:p text:style-name="P5"/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<text:span text:style-name="T2">Id</text:span>: <text:span text:style-name="T3">3</text:span></text:p>
          </table:table-cell>
          <table:table-cell table:style-name="Table3.B1" office:value-type="string">
            <text:p text:style-name="P12"><text:span text:style-name="T2">Título</text:span>: Login</text:p>
          </table:table-cell>
        </table:table-row>
        <table:table-row>
          <table:table-cell table:style-name="Table3.A2" office:value-type="string">
            <text:p text:style-name="P12">Prioridad:</text:p>
          </table:table-cell>
          <table:table-cell table:style-name="Table3.B2" office:value-type="string">
            <text:p text:style-name="P12"><text:span text:style-name="T2">Estimación</text:span>:</text:p>
          </table:table-cell>
        </table:table-row>
        <table:table-row>
          <table:table-cell table:style-name="Table3.B2" table:number-columns-spanned="2" office:value-type="string">
            <text:p text:style-name="P22">Historia de usuario:</text:p>
            <text:p text:style-name="P13">Como usuario <text:span text:style-name="T4">no </text:span>registrado, quiero poder iniciar sesión en la aplicación para acceder a funcionalidades adicionales.</text:p>
          </table:table-cell>
          <table:covered-table-cell/>
        </table:table-row>
        <table:table-row>
          <table:table-cell table:style-name="Table3.B2" table:number-columns-spanned="2" office:value-type="string">
            <text:p text:style-name="P22">Criterios de aceptación:</text:p>
            <text:p text:style-name="P12">Se muestra un formulario de inicio de sesión con campos de correo electrónico y contraseña.</text:p>
            <text:p text:style-name="P12">Al ingresar las credenciales correctas, se autentica al usuario y se muestra la página principal.</text:p>
            <text:p text:style-name="P29">Si las credenciales no son correctas, se muestra un mensaje de error y se vuelve a mostrar el formulario de inicio de sesión.</text:p>
            <text:p text:style-name="P29">Se muestra un enlace o botón para registrarse</text:p>
          </table:table-cell>
          <table:covered-table-cell/>
        </table:table-row>
      </table:table>
      <text:p text:style-name="P5"/>
      <text:p text:style-name="P5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P12"><text:span text:style-name="T2">Id</text:span>: <text:span text:style-name="T3">4</text:span></text:p>
          </table:table-cell>
          <table:table-cell table:style-name="Table4.B1" office:value-type="string">
            <text:p text:style-name="P12"><text:span text:style-name="T2">Título</text:span>: Registro</text:p>
          </table:table-cell>
        </table:table-row>
        <table:table-row>
          <table:table-cell table:style-name="Table4.A2" office:value-type="string">
            <text:p text:style-name="P12">Prioridad:</text:p>
          </table:table-cell>
          <table:table-cell table:style-name="Table4.B2" office:value-type="string">
            <text:p text:style-name="P12"><text:span text:style-name="T2">Estimación</text:span>:</text:p>
          </table:table-cell>
        </table:table-row>
        <table:table-row>
          <table:table-cell table:style-name="Table4.B2" table:number-columns-spanned="2" office:value-type="string">
            <text:p text:style-name="P22">Historia de usuario:</text:p>
            <text:p text:style-name="P12">Como usuario no registrado, quiere poder registrarme en la aplicación.</text:p>
            <text:p text:style-name="P12"/>
          </table:table-cell>
          <table:covered-table-cell/>
        </table:table-row>
        <table:table-row>
          <table:table-cell table:style-name="Table4.B2" table:number-columns-spanned="2" office:value-type="string">
            <text:p text:style-name="P22">Criterios de aceptación:</text:p>
            <text:p text:style-name="P12">Al acceder a la página de registro, se muestra un formulario claro y accesible con los campos requeridos.</text:p>
            <text:list text:style-name="L1">
              <text:list-item>
                <text:p text:style-name="P38">Los campos pueden incluir nombre completo, dirección de correo electrónico y contraseña.</text:p>
              </text:list-item>
              <text:list-item>
                <text:p text:style-name="P39">Se proporciona una opción para confirmar la contraseña.</text:p>
              </text:list-item>
            </text:list>
            <text:p text:style-name="P14">Al enviar el formulario de registro con información válida, se crea una nueva cuenta de usuario en la base de datos.</text:p>
            <text:list text:style-name="L2">
              <text:list-item>
                <text:p text:style-name="P40">La información ingresada se valida para asegurar la integridad de los datos.</text:p>
              </text:list-item>
              <text:list-item>
                <text:p text:style-name="P40">Se verifica que la dirección de correo electrónico no esté asociada a otra cuenta existente.</text:p>
              </text:list-item>
            </text:list>
            <text:p text:style-name="P12">Después de registrarse con éxito, se redirige al usuario a una página de confirmación o al inicio de sesión.</text:p>
            <text:list text:style-name="L3">
              <text:list-item>
                <text:p text:style-name="P41">Se muestra un mensaje claro indicando que el registro fue exitoso.</text:p>
              </text:list-item>
              <text:list-item>
                <text:p text:style-name="P41">Se proporciona un enlace o botón para ir a la página de inicio de sesión.</text:p>
              </text:list-item>
            </text:list>
            <text:p text:style-name="P12">Si se intenta registrar con una dirección de correo electrónico ya existente, se muestra un mensaje de error relevante.</text:p>
            <text:list text:style-name="L4">
              <text:list-item>
                <text:p text:style-name="P42">El sistema detecta si la dirección de correo electrónico ya está registrada.</text:p>
              </text:list-item>
              <text:list-item>
                <text:p text:style-name="P42">Se muestra un mensaje de error indicando que la dirección de correo electrónico ya está en uso.</text:p>
              </text:list-item>
            </text:list>
            <text:p text:style-name="P12">Los campos del formulario de registro se validan en tiempo real para evitar errores o información inválida.</text:p>
            <text:list text:style-name="L5">
              <text:list-item>
                <text:p text:style-name="P43">Se utilizan validaciones para asegurar que los campos cumplan con los requisitos especificados.</text:p>
              </text:list-item>
              <text:list-item>
                <text:p text:style-name="P43">Se muestran mensajes de error descriptivos si se ingresan datos inválidos o faltantes.</text:p>
              </text:list-item>
            </text:list>
            <text:p text:style-name="P12">Se envía un correo electrónico de confirmación al usuario después de un registro exitoso.</text:p>
            <text:list text:style-name="L6">
              <text:list-item>
                <text:p text:style-name="P44">Se genera y envía automáticamente un correo electrónico al usuario registrado.</text:p>
              </text:list-item>
              <text:list-item>
                <text:p text:style-name="P44">El correo electrónico contiene un enlace o código de confirmación para verificar la dirección de correo electrónico.</text:p>
              </text:list-item>
            </text:list>
          </table:table-cell>
          <table:covered-table-cell/>
        </table:table-row>
      </table:table>
      <text:p text:style-name="P5"/>
      <text:p text:style-name="P6"/>
      <text:p text:style-name="P7"/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4"><text:span text:style-name="T2">Id</text:span>: <text:span text:style-name="T5">5</text:span></text:p>
          </table:table-cell>
          <table:table-cell table:style-name="Table16.B1" office:value-type="string">
            <text:p text:style-name="P14"><text:span text:style-name="T2">Título</text:span>: <text:span text:style-name="T5">Verificación del correo electrónico</text:span></text:p>
          </table:table-cell>
        </table:table-row>
        <table:table-row>
          <table:table-cell table:style-name="Table16.A2" office:value-type="string">
            <text:p text:style-name="P14">Prioridad:</text:p>
          </table:table-cell>
          <table:table-cell table:style-name="Table16.B2" office:value-type="string">
            <text:p text:style-name="P14"><text:span text:style-name="T2">Estimación</text:span>:</text:p>
          </table:table-cell>
        </table:table-row>
        <table:table-row>
          <table:table-cell table:style-name="Table16.B2" table:number-columns-spanned="2" office:value-type="string">
            <text:p text:style-name="P23">Historia de usuario:</text:p>
            <text:p text:style-name="P30">Como usuario registrado, pero no activo, puedo activar mi cuenta.</text:p>
          </table:table-cell>
          <table:covered-table-cell/>
        </table:table-row>
        <table:table-row>
          <table:table-cell table:style-name="Table16.B2" table:number-columns-spanned="2" office:value-type="string">
            <text:p text:style-name="P23">Criterios de aceptación:</text:p>
            <text:p text:style-name="P14">Al registrarse en la aplicación, se envía automáticamente un correo electrónico de activación al usuario.</text:p>
            <text:list text:style-name="L7">
              <text:list-item>
                <text:p text:style-name="P45">El correo electrónico contiene un enlace o código de activación único para verificar la cuenta del usuario.</text:p>
              </text:list-item>
            </text:list>
            <text:p text:style-name="P14">Al hacer clic en el enlace o ingresar el código de activación, se verifica y activa la cuenta del usuario en la aplicación.</text:p>
            <text:list text:style-name="L8">
              <text:list-item>
                <text:p text:style-name="P46">El sistema valida el enlace o código de activación proporcionado por el usuario.</text:p>
              </text:list-item>
              <text:list-item>
                <text:p text:style-name="P46">Si es válido, se marca la cuenta como activa en la base de datos.</text:p>
              </text:list-item>
            </text:list>
            <text:p text:style-name="P14">Después de activar la cuenta, el usuario es redirigido a una página de confirmación o al inicio de sesión.</text:p>
            <text:list text:style-name="L9">
              <text:list-item>
                <text:p text:style-name="P47">Se muestra un mensaje claro indicando que la cuenta ha sido activada con éxito.</text:p>
              </text:list-item>
              <text:list-item>
                <text:p text:style-name="P47">Se proporciona un enlace o botón para ir a la página de inicio de sesión.</text:p>
              </text:list-item>
            </text:list>
            <text:p text:style-name="P14">Si el enlace o código de activación es inválido o expirado, se muestra un mensaje de error relevante.</text:p>
            <text:list text:style-name="L10">
              <text:list-item>
                <text:p text:style-name="P48">El sistema verifica la validez y vigencia del enlace o código de activación.</text:p>
              </text:list-item>
              <text:list-item>
                <text:p text:style-name="P48">Si es inválido o expirado, se muestra un mensaje de error indicando que la activación no se puede completar.</text:p>
              </text:list-item>
            </text:list>
          </table:table-cell>
          <table:covered-table-cell/>
        </table:table-row>
      </table:table>
      <text:p text:style-name="P6"/>
      <text:p text:style-name="P6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4"><text:span text:style-name="T2">Id</text:span>:<text:span text:style-name="T5">6</text:span></text:p>
          </table:table-cell>
          <table:table-cell table:style-name="Table17.B1" office:value-type="string">
            <text:p text:style-name="P14"><text:span text:style-name="T2">Título</text:span>: <text:span text:style-name="T5">Actualización de </text:span><text:span text:style-name="T7">los datos de un usuario</text:span></text:p>
          </table:table-cell>
        </table:table-row>
        <table:table-row>
          <table:table-cell table:style-name="Table17.A2" office:value-type="string">
            <text:p text:style-name="P14">Prioridad:</text:p>
          </table:table-cell>
          <table:table-cell table:style-name="Table17.B2" office:value-type="string">
            <text:p text:style-name="P14"><text:span text:style-name="T2">Estimación</text:span>:</text:p>
          </table:table-cell>
        </table:table-row>
        <table:table-row>
          <table:table-cell table:style-name="Table17.B2" table:number-columns-spanned="2" office:value-type="string">
            <text:p text:style-name="P23">Historia de usuario:</text:p>
            <text:p text:style-name="P30">Como usuario logueado, puedo cambiar alguno o todos mis datos, excepto el correo electrónico y mi nombre de usuario.</text:p>
          </table:table-cell>
          <table:covered-table-cell/>
        </table:table-row>
        <table:table-row>
          <table:table-cell table:style-name="Table17.B2" table:number-columns-spanned="2" office:value-type="string">
            <text:p text:style-name="P23">Criterios de aceptación:</text:p>
            <text:p text:style-name="P14">Al acceder a la configuración de mi perfil, se muestra una página o formulario que permite editar mis datos personales.</text:p>
            <text:list text:style-name="L11">
              <text:list-item>
                <text:p text:style-name="P112"><text:span text:style-name="T1">Se muestra información preexistente </text:span><text:span text:style-name="T6">que ingresó el usuario</text:span><text:span text:style-name="T1">, </text:span><text:span text:style-name="T6">excepto la contraseña.</text:span></text:p>
              </text:list-item>
              <text:list-item>
                <text:p text:style-name="P49">Se proporcionan campos editables para modificar los datos.</text:p>
              </text:list-item>
            </text:list>
            <text:p text:style-name="P14">Al realizar cambios en mis datos personales y guardarlos, se actualiza la información en la base de datos.</text:p>
            <text:list text:style-name="L12">
              <text:list-item>
                <text:p text:style-name="P50">Los campos modificados se validan para asegurar que cumplan con los requisitos establecidos.</text:p>
              </text:list-item>
              <text:list-item>
                <text:p text:style-name="P50">Los datos actualizados se guardan correctamente y reemplazan los valores anteriores.</text:p>
              </text:list-item>
            </text:list>
            <text:p text:style-name="P14">Si intento cambiar mi correo electrónico o nombre de usuario, se muestra un mensaje de error indicando que no es posible modificarlos.</text:p>
            <text:list text:style-name="L13">
              <text:list-item>
                <text:p text:style-name="P51">El sistema valida que el correo electrónico y nombre de usuario no sean modificados en esta funcionalidad.</text:p>
              </text:list-item>
              <text:list-item>
                <text:p text:style-name="P51">Se muestra un mensaje de error explicando que estos campos no pueden ser cambiados en esta sección.</text:p>
              </text:list-item>
            </text:list>
            <text:p text:style-name="P14">Los campos de edición de datos personales se validan en tiempo real para evitar errores o <text:soft-page-break/>información inválida.</text:p>
            <text:list text:style-name="L14">
              <text:list-item>
                <text:p text:style-name="P52">Se utilizan validaciones para asegurar que los campos cumplan con los requisitos especificados.</text:p>
              </text:list-item>
              <text:list-item>
                <text:p text:style-name="P52">Se muestran mensajes de error descriptivos si se ingresan datos inválidos o faltantes.</text:p>
              </text:list-item>
            </text:list>
            <text:p text:style-name="P14">Si no deseo realizar cambios en mis datos personales, puedo cancelar la edición y volver a la página de perfil sin guardar cambios no deseados.</text:p>
            <text:p text:style-name="P14">Al hacer clic en el botón de cancelar, no se guardan los cambios realizados y se muestra una confirmación.</text:p>
          </table:table-cell>
          <table:covered-table-cell/>
        </table:table-row>
      </table:table>
      <text:p text:style-name="P6"/>
      <text:p text:style-name="P6"/>
      <text:p text:style-name="P8"/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5"><text:span text:style-name="T2">Id</text:span>:<text:span text:style-name="T6">7</text:span></text:p>
          </table:table-cell>
          <table:table-cell table:style-name="Table18.B1" office:value-type="string">
            <text:p text:style-name="P15"><text:span text:style-name="T2">Título</text:span>: <text:span text:style-name="T6">Cambiar tipo de </text:span><text:span text:style-name="T7">un </text:span><text:span text:style-name="T6">usuario</text:span></text:p>
          </table:table-cell>
        </table:table-row>
        <table:table-row>
          <table:table-cell table:style-name="Table18.A2" office:value-type="string">
            <text:p text:style-name="P15">Prioridad:</text:p>
          </table:table-cell>
          <table:table-cell table:style-name="Table18.B2" office:value-type="string">
            <text:p text:style-name="P15"><text:span text:style-name="T2">Estimación</text:span>:</text:p>
          </table:table-cell>
        </table:table-row>
        <table:table-row>
          <table:table-cell table:style-name="Table18.B2" table:number-columns-spanned="2" office:value-type="string">
            <text:p text:style-name="P24">Historia de usuario:</text:p>
            <text:p text:style-name="P31">Como usuario administrador, puedo cambiar el tipo de usuario de los usuario<text:span text:style-name="T8">s</text:span> existentes.</text:p>
          </table:table-cell>
          <table:covered-table-cell/>
        </table:table-row>
        <table:table-row>
          <table:table-cell table:style-name="Table18.B2" table:number-columns-spanned="2" office:value-type="string">
            <text:p text:style-name="P24">Criterios de aceptación:</text:p>
            <text:p text:style-name="P15">Al acceder a la sección de administración de usuarios, se muestra una lista de usuarios registrados en la aplicación.</text:p>
            <text:list xml:id="list1857504401" text:style-name="L15">
              <text:list-item>
                <text:p text:style-name="P53">Se muestra una tabla o una vista de lista que contiene los nombres de usuario y los tipos de usuario de los usuarios existentes.</text:p>
              </text:list-item>
              <text:list-item>
                <text:p text:style-name="P135">Se muestra un enlace o botón para cambiar el tipo de usuario.</text:p>
              </text:list-item>
            </text:list>
            <text:p text:style-name="P15">Como administrador, puedo seleccionar un usuario de la lista y acceder a la página de edición de usuario.</text:p>
            <text:list text:style-name="L16">
              <text:list-item>
                <text:p text:style-name="P55">Se proporciona un enlace o botón para editar un usuario específico desde la lista de usuarios.</text:p>
              </text:list-item>
              <text:list-item>
                <text:p text:style-name="P55">Al hacer clic en el enlace o botón, se redirige al administrador a la página de edición de usuario correspondiente.</text:p>
              </text:list-item>
            </text:list>
            <text:p text:style-name="P15">En la página de edición de usuario, puedo cambiar el tipo de usuario del usuario seleccionado.</text:p>
            <text:list text:style-name="L17">
              <text:list-item>
                <text:p text:style-name="P56">Se muestra una lista desplegable que permite seleccionar el nuevo tipo de usuario.</text:p>
              </text:list-item>
              <text:list-item>
                <text:p text:style-name="P56">El administrador puede elegir entre diferentes opciones de tipos de usuario disponibles en la aplicación.</text:p>
              </text:list-item>
            </text:list>
            <text:p text:style-name="P15">Al guardar los cambios en la edición de usuario, se actualiza el tipo de usuario en la base de datos.</text:p>
            <text:list text:style-name="L18">
              <text:list-item>
                <text:p text:style-name="P57">Los cambios realizados en el tipo de usuario del usuario seleccionado se validan y se guardan correctamente en la base de datos.</text:p>
              </text:list-item>
              <text:list-item>
                <text:p text:style-name="P57">Si el administrador intenta cambiar el tipo de usuario para un usuario que no existe o es inválido, se muestra un mensaje de error relevante.</text:p>
              </text:list-item>
            </text:list>
            <text:p text:style-name="P15">El sistema verifica que el usuario seleccionado para la edición sea válido y exista en la base de datos.</text:p>
            <text:list text:style-name="L19">
              <text:list-item>
                <text:p text:style-name="P58">Se muestra un mensaje de error explicando que el usuario seleccionado no es válido o no existe.</text:p>
              </text:list-item>
              <text:list-item>
                <text:p text:style-name="P58">Después de guardar los cambios, el nuevo tipo de usuario se refleja correctamente en la lista de usuarios y en cualquier otra sección donde se muestre el tipo de usuario del usuario afectado.</text:p>
              </text:list-item>
            </text:list>
          </table:table-cell>
          <table:covered-table-cell/>
        </table:table-row>
      </table:table>
      <text:p text:style-name="P8"/>
      <text:p text:style-name="P8"/>
      <text:p text:style-name="P9"/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6"><text:span text:style-name="T2">Id</text:span>:<text:span text:style-name="T7">8</text:span></text:p>
          </table:table-cell>
          <table:table-cell table:style-name="Table19.B1" office:value-type="string">
            <text:p text:style-name="P16"><text:span text:style-name="T2">Título</text:span>: <text:span text:style-name="T7">Cambiar password de un usuario</text:span></text:p>
          </table:table-cell>
        </table:table-row>
        <table:table-row>
          <table:table-cell table:style-name="Table19.A2" office:value-type="string">
            <text:p text:style-name="P16">Prioridad:</text:p>
          </table:table-cell>
          <table:table-cell table:style-name="Table19.B2" office:value-type="string">
            <text:p text:style-name="P16"><text:span text:style-name="T2">Estimación</text:span>:</text:p>
          </table:table-cell>
        </table:table-row>
        <table:table-row>
          <table:table-cell table:style-name="Table19.B2" table:number-columns-spanned="2" office:value-type="string">
            <text:p text:style-name="P25">Historia de usuario:</text:p>
            <text:p text:style-name="P32">Como usuario administrador, puedo cambiar el password de cualquier usuario.</text:p>
          </table:table-cell>
          <table:covered-table-cell/>
        </table:table-row>
        <table:table-row>
          <table:table-cell table:style-name="Table19.B2" table:number-columns-spanned="2" office:value-type="string">
            <text:p text:style-name="P25">Criterios de aceptación:</text:p>
            <text:p text:style-name="P16">Al acceder a la sección de administración de usuarios, se muestra una lista de usuarios registrados en la aplicación.</text:p>
            <text:list xml:id="list184636216339155" text:continue-list="list1857504401" text:style-name="L15">
              <text:list-item>
                <text:p text:style-name="P54">Se muestra una tabla o una vista de lista que contiene los nombres de usuario</text:p>
              </text:list-item>
              <text:list-item>
                <text:p text:style-name="P135">Se muestra un enlace o botón para cambiar el tipo de usuario.</text:p>
              </text:list-item>
            </text:list>
            <text:p text:style-name="P16">Como administrador, puedo seleccionar un usuario de la lista y acceder a la página de edición de usuario.</text:p>
            <text:list text:style-name="L20">
              <text:list-item>
                <text:p text:style-name="P113"><text:span text:style-name="T1">Se proporciona un enlace o botón para </text:span><text:span text:style-name="T8">cambiar el password</text:span><text:span text:style-name="T1"> un usuario específico desde la lista de usuarios.</text:span></text:p>
              </text:list-item>
              <text:list-item>
                <text:p text:style-name="P59">Al hacer clic en el enlace o botón, se redirige al administrador a la página de edición de usuario correspondiente.</text:p>
              </text:list-item>
            </text:list>
            <text:p text:style-name="P16">En la página de edición de usuario, puedo cambiar el <text:span text:style-name="T8">password</text:span> del usuario seleccionado.</text:p>
            <text:list text:style-name="L21">
              <text:list-item>
                <text:p text:style-name="P114"><text:span text:style-name="T1">Se muestra un </text:span><text:span text:style-name="T8">campo</text:span><text:span text:style-name="T1"> que permite </text:span><text:span text:style-name="T8">añadir </text:span><text:span text:style-name="T1">el nuevo </text:span><text:span text:style-name="T8">password</text:span><text:span text:style-name="T1">.</text:span></text:p>
              </text:list-item>
            </text:list>
            <text:p text:style-name="P16">Al guardar los cambios en la edición de usuario, se actualiza el tipo de usuario en la base de datos.</text:p>
            <text:list text:style-name="L22">
              <text:list-item>
                <text:p text:style-name="P60">Los cambios realizados en el tipo de usuario del usuario seleccionado se validan y se guardan correctamente en la base de datos.</text:p>
              </text:list-item>
              <text:list-item>
                <text:p text:style-name="P115"><text:span text:style-name="T1">Si el administrador intenta cambiar </text:span><text:span text:style-name="T8">el password</text:span><text:span text:style-name="T1"> para un usuario que no existe o es inválido, se muestra un mensaje de error relevante.</text:span></text:p>
              </text:list-item>
            </text:list>
            <text:p text:style-name="P16">El sistema verifica que el usuario seleccionado para la edición sea válido y exista en la base de datos.</text:p>
            <text:list text:style-name="L23">
              <text:list-item>
                <text:p text:style-name="P61">Se muestra un mensaje de error explicando que el usuario seleccionado no es válido o no existe.</text:p>
              </text:list-item>
              <text:list-item>
                <text:p text:style-name="P116">Después de guardar los cambios, el <text:span text:style-name="T8">cambio </text:span>se refleja correctamente.</text:p>
              </text:list-item>
            </text:list>
          </table:table-cell>
          <table:covered-table-cell/>
        </table:table-row>
      </table:table>
      <text:p text:style-name="P10"/>
      <text:p text:style-name="P10"/>
      <text:p text:style-name="P10"/>
      <text:p text:style-name="P11"/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6"><text:span text:style-name="T2">Id</text:span>:<text:span text:style-name="T9">9</text:span></text:p>
          </table:table-cell>
          <table:table-cell table:style-name="Table20.B1" office:value-type="string">
            <text:p text:style-name="P16"><text:span text:style-name="T2">Título</text:span>: <text:span text:style-name="T9">Eliminar un usuario</text:span></text:p>
          </table:table-cell>
        </table:table-row>
        <table:table-row>
          <table:table-cell table:style-name="Table20.A2" office:value-type="string">
            <text:p text:style-name="P16">Prioridad:</text:p>
          </table:table-cell>
          <table:table-cell table:style-name="Table20.B2" office:value-type="string">
            <text:p text:style-name="P16"><text:span text:style-name="T2">Estimación</text:span>:</text:p>
          </table:table-cell>
        </table:table-row>
        <table:table-row>
          <table:table-cell table:style-name="Table20.B2" table:number-columns-spanned="2" office:value-type="string">
            <text:p text:style-name="P25">Historia de usuario:</text:p>
            <text:p text:style-name="P33">Como usuario administrador podré eliminar un usuario</text:p>
          </table:table-cell>
          <table:covered-table-cell/>
        </table:table-row>
        <table:table-row>
          <table:table-cell table:style-name="Table20.B2" table:number-columns-spanned="2" office:value-type="string">
            <text:p text:style-name="P25">Criterios de aceptación:</text:p>
            <text:p text:style-name="P16">Al acceder a la sección de administración de usuarios, se muestra una lista de usuarios registrados en la aplicación.</text:p>
            <text:list text:style-name="L24">
              <text:list-item>
                <text:p text:style-name="P62">Se muestra una tabla o una vista de lista que contiene los nombres de usuario y otra información relevante de los usuarios existentes.</text:p>
              </text:list-item>
              <text:list-item>
                <text:p text:style-name="P136">Se muestra un botón o enlace para eliminar el usuario.</text:p>
              </text:list-item>
            </text:list>
            <text:p text:style-name="P16">Como administrador, puedo seleccionar un usuario de la lista y acceder a la página de detalles de usuario.</text:p>
            <text:list text:style-name="L25">
              <text:list-item>
                <text:p text:style-name="P63">Se proporciona un enlace o botón para ver los detalles de un usuario específico desde la lista de usuarios.</text:p>
              </text:list-item>
              <text:list-item>
                <text:p text:style-name="P63">Al hacer clic en el enlace o botón, se redirige al administrador a la página de detalles de usuario correspondiente.</text:p>
              </text:list-item>
            </text:list>
            <text:p text:style-name="P16">En la página de detalles de usuario, se proporciona una opción para eliminar al usuario seleccionado.</text:p>
            <text:list text:style-name="L26">
              <text:list-item>
                <text:p text:style-name="P64">Se muestra un botón o enlace claramente identificado para eliminar al usuario.</text:p>
              </text:list-item>
              <text:list-item>
                <text:p text:style-name="P64">El administrador debe confirmar la acción de eliminación para evitar eliminaciones accidentales.</text:p>
              </text:list-item>
            </text:list>
            <text:p text:style-name="P16">Al confirmar la eliminación del usuario, se borra de forma permanente su cuenta y todos sus datos asociados.</text:p>
            <text:p text:style-name="P16">Si el administrador intenta eliminar un usuario que no existe o es inválido, se muestra un mensaje de error relevante.</text:p>
            <text:list text:style-name="L27">
              <text:list-item>
                <text:p text:style-name="P65">El sistema verifica que el usuario seleccionado para la eliminación sea válido y exista en la base de datos.</text:p>
              </text:list-item>
              <text:list-item>
                <text:p text:style-name="P65">Se muestra un mensaje de error explicando que el usuario seleccionado no es válido o no existe.</text:p>
              </text:list-item>
            </text:list>
            <text:p text:style-name="P16">Después de la eliminación del usuario, este ya no debe aparecer en la lista de usuarios y no se debe permitir el acceso a ninguna funcionalidad o información relacionada con ese usuario.</text:p>
          </table:table-cell>
          <table:covered-table-cell/>
        </table:table-row>
      </table:table>
      <text:p text:style-name="P10"/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<text:span text:style-name="T2">Id</text:span>: <text:span text:style-name="T10">10</text:span></text:p>
          </table:table-cell>
          <table:table-cell table:style-name="Table5.B1" office:value-type="string">
            <text:p text:style-name="P12"><text:span text:style-name="T2">Título</text:span>: Búsqueda</text:p>
          </table:table-cell>
        </table:table-row>
        <table:table-row>
          <table:table-cell table:style-name="Table5.A2" office:value-type="string">
            <text:p text:style-name="P12">Prioridad:</text:p>
          </table:table-cell>
          <table:table-cell table:style-name="Table5.B2" office:value-type="string">
            <text:p text:style-name="P12"><text:span text:style-name="T2">Estimación</text:span>:</text:p>
          </table:table-cell>
        </table:table-row>
        <table:table-row>
          <table:table-cell table:style-name="Table5.B2" table:number-columns-spanned="2" office:value-type="string">
            <text:p text:style-name="P22">Historia de usuario:</text:p>
            <text:p text:style-name="P13">Como usuario registrado, quiero buscar <text:span text:style-name="T10">topics o cursos </text:span>por palabras clave, para encontrar rápidamente los cursos que se ajusten a mis intereses.</text:p>
          </table:table-cell>
          <table:covered-table-cell/>
        </table:table-row>
        <table:table-row>
          <table:table-cell table:style-name="Table5.B2" table:number-columns-spanned="2" office:value-type="string">
            <text:p text:style-name="P22">Criterios de aceptación:</text:p>
            <text:p text:style-name="P12">En la página de búsqueda, se muestra un campo de búsqueda donde puedo ingresar palabras clave relacionadas con los topics o cursos que deseo encontrar.</text:p>
            <text:list text:style-name="L28">
              <text:list-item>
                <text:p text:style-name="P66">El campo de búsqueda es visible y fácilmente accesible para el usuario.</text:p>
              </text:list-item>
              <text:list-item>
                <text:p text:style-name="P66">Se proporciona un botón de búsqueda o la capacidad de buscar al presionar "Enter" después de ingresar las palabras clave.</text:p>
              </text:list-item>
            </text:list>
            <text:p text:style-name="P12">Al realizar una búsqueda con palabras clave, se muestran los resultados relevantes que coincidan <text:soft-page-break/>con los topics o cursos relacionados.</text:p>
            <text:list text:style-name="L29">
              <text:list-item>
                <text:p text:style-name="P67">El sistema realiza una búsqueda en la base de datos en función de las palabras clave ingresadas.</text:p>
              </text:list-item>
              <text:list-item>
                <text:p text:style-name="P67">Se muestran los resultados de búsqueda de manera clara y ordenada, preferiblemente con información relevante sobre los cursos encontrados.</text:p>
              </text:list-item>
            </text:list>
            <text:p text:style-name="P12">Los resultados de búsqueda muestran los topics o cursos que coinciden con las palabras clave ingresadas.</text:p>
            <text:list text:style-name="L30">
              <text:list-item>
                <text:p text:style-name="P68">Los cursos o topics que se ajustan a las palabras clave ingresadas se muestran de manera destacada en los resultados.</text:p>
              </text:list-item>
              <text:list-item>
                <text:p text:style-name="P68">Se muestra información relevante, como el nombre del curso, la descripción breve o cualquier otra información útil para ayudar al usuario a evaluar los resultados.</text:p>
              </text:list-item>
            </text:list>
            <text:p text:style-name="P12">Los resultados de búsqueda son precisos y relevantes, mostrando los cursos más relevantes primero.</text:p>
            <text:list text:style-name="L31">
              <text:list-item>
                <text:p text:style-name="P69">El sistema utiliza un algoritmo de búsqueda eficiente para ordenar los resultados de acuerdo con la relevancia.</text:p>
              </text:list-item>
              <text:list-item>
                <text:p text:style-name="P69">Los resultados se muestran en un tiempo aceptable para una experiencia de usuario fluida.</text:p>
              </text:list-item>
            </text:list>
            <text:p text:style-name="P12">Si no se encuentran resultados para las palabras clave ingresadas, se muestra un mensaje indicando que no se encontraron cursos o topics relacionados.</text:p>
            <text:list text:style-name="L32">
              <text:list-item>
                <text:p text:style-name="P70">El sistema verifica si no hay cursos o topics que coincidan con las palabras clave ingresadas.</text:p>
              </text:list-item>
              <text:list-item>
                <text:p text:style-name="P70">Se muestra un mensaje claro indicando que no se encontraron resultados y, si es relevante, se ofrecen sugerencias alternativas.</text:p>
              </text:list-item>
            </text:list>
          </table:table-cell>
          <table:covered-table-cell/>
        </table:table-row>
      </table:table>
      <text:p text:style-name="P5"/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"><text:span text:style-name="T2">Id</text:span>: <text:span text:style-name="T10">11</text:span></text:p>
          </table:table-cell>
          <table:table-cell table:style-name="Table6.B1" office:value-type="string">
            <text:p text:style-name="P12"><text:span text:style-name="T2">Título</text:span>: <text:span text:style-name="T3">Inicio de tema</text:span></text:p>
          </table:table-cell>
        </table:table-row>
        <table:table-row>
          <table:table-cell table:style-name="Table6.A2" office:value-type="string">
            <text:p text:style-name="P12">Prioridad:</text:p>
          </table:table-cell>
          <table:table-cell table:style-name="Table6.B2" office:value-type="string">
            <text:p text:style-name="P12"><text:span text:style-name="T2">Estimación</text:span>:</text:p>
          </table:table-cell>
        </table:table-row>
        <table:table-row>
          <table:table-cell table:style-name="Table6.B2" table:number-columns-spanned="2" office:value-type="string">
            <text:p text:style-name="P22">Historia de usuario:</text:p>
            <text:p text:style-name="P13">Como usuario registrado, quiero poder comenzar un tema dentro de un curso, para progresar en mi aprendizaje.</text:p>
          </table:table-cell>
          <table:covered-table-cell/>
        </table:table-row>
        <table:table-row>
          <table:table-cell table:style-name="Table6.B2" table:number-columns-spanned="2" office:value-type="string">
            <text:p text:style-name="P22">Criterios de aceptación:</text:p>
            <text:p text:style-name="P12">En la página del curso, se muestra una lista de temas o lecciones que componen el curso.</text:p>
            <text:list text:style-name="L33">
              <text:list-item>
                <text:p text:style-name="P133"><text:span text:style-name="T1">Cada tema o lección tiene una opción claramente identificada para comenzarlo.</text:span></text:p>
              </text:list-item>
            </text:list>
            <text:p text:style-name="P12">Como usuario registrado, puedo seleccionar un tema de la lista y acceder a su contenido.</text:p>
            <text:list text:style-name="L34">
              <text:list-item>
                <text:p text:style-name="P134"><text:span text:style-name="T1">Al hacer clic en el tema deseado, se muestra el contenido del tema en una página o sección dedicada.</text:span></text:p>
              </text:list-item>
              <text:list-item>
                <text:p text:style-name="P134"><text:span text:style-name="T1">El estado de progreso del usuario en el curso se actualiza cuando comienza un tema.</text:span></text:p>
              </text:list-item>
            </text:list>
            <text:p text:style-name="P12">Después de seleccionar y comenzar un tema, se registra y actualiza el progreso del usuario en la base de datos.</text:p>
            <text:list text:style-name="L35">
              <text:list-item>
                <text:p text:style-name="P141">No se puede iniciar temas o topics que ya han sido iniciados por el usuario.</text:p>
              </text:list-item>
            </text:list>
            <text:p text:style-name="P12">Los temas ya completados se muestran como tal y se reflejan visualmente en la lista de temas del curso.</text:p>
            <text:p text:style-name="P12">Después de completar un tema, este se marca o muestra de manera distintiva en la lista de temas, indicando que ya ha sido completado.</text:p>
            <text:p text:style-name="P12"/>
          </table:table-cell>
          <table:covered-table-cell/>
        </table:table-row>
      </table:table>
      <text:p text:style-name="P5"/>
      <text:p text:style-name="P5"/>
      <text:p text:style-name="P5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office:value-type="string">
            <text:p text:style-name="P12"><text:span text:style-name="T2">Id</text:span>: <text:span text:style-name="T10">12</text:span></text:p>
          </table:table-cell>
          <table:table-cell table:style-name="Table7.B1" office:value-type="string">
            <text:p text:style-name="P12"><text:span text:style-name="T2">Título</text:span>: <text:span text:style-name="T3">Finalización de </text:span><text:span text:style-name="T15">un</text:span><text:span text:style-name="T3"> topic</text:span></text:p>
          </table:table-cell>
        </table:table-row>
        <table:table-row>
          <table:table-cell table:style-name="Table7.A2" office:value-type="string">
            <text:p text:style-name="P12">Prioridad:</text:p>
          </table:table-cell>
          <table:table-cell table:style-name="Table7.B2" office:value-type="string">
            <text:p text:style-name="P12"><text:span text:style-name="T2">Estimación</text:span>:</text:p>
          </table:table-cell>
        </table:table-row>
        <table:table-row>
          <table:table-cell table:style-name="Table7.B2" table:number-columns-spanned="2" office:value-type="string">
            <text:p text:style-name="P22">Historia de usuario:</text:p>
            <text:p text:style-name="P13">Como usuario registrado, quiero marcar un tema como completado <text:span text:style-name="T3">y valorar dicho tema, </text:span>una vez que lo haya terminado, para llevar un seguimiento de mi progreso en el curso.</text:p>
            <text:p text:style-name="P12"/>
          </table:table-cell>
          <table:covered-table-cell/>
        </table:table-row>
        <table:table-row>
          <table:table-cell table:style-name="Table7.B2" table:number-columns-spanned="2" office:value-type="string">
            <text:p text:style-name="P27">Criterios de aceptación:</text:p>
            <text:p text:style-name="P17"><text:span text:style-name="T11">Puedo acceder a la lista de</text:span> temas o lecciones que <text:span text:style-name="T10">tengo y aún no he finalizado.</text:span></text:p>
            <text:list xml:id="list3509797252" text:style-name="L36">
              <text:list-item>
                <text:p text:style-name="P117"><text:span text:style-name="T1">Cada tema o lección </text:span><text:span text:style-name="T10">que he comprado</text:span><text:span text:style-name="T1"> tiene una opción para marcarlo como completado y valorarlo.</text:span></text:p>
              </text:list-item>
              <text:list-item>
                <text:p text:style-name="P117"><text:span text:style-name="T1">Como usuario registrado, puedo marcar un tema como completado una vez que haya terminado de estudiarlo.</text:span></text:p>
              </text:list-item>
            </text:list>
            <text:p text:style-name="P12">Se proporciona un botón, casilla de verificación o algún otro tipo de control para marcar un tema como completado.</text:p>
            <text:list text:style-name="L37">
              <text:list-item>
                <text:p text:style-name="P71">Al marcar el tema como completado, se registra esta información en la base de datos para el usuario correspondiente.</text:p>
              </text:list-item>
            </text:list>
            <text:p text:style-name="P17">El estado de completado del tema se refleja visualmente en la lista de temas del curso.</text:p>
            <text:list text:style-name="L38">
              <text:list-item>
                <text:p text:style-name="P72">Después de marcar un tema como completado, se muestra de manera distintiva en la lista de temas, como un ícono de verificación o un cambio de color.</text:p>
              </text:list-item>
            </text:list>
            <text:p text:style-name="P12">Como usuario registrado, puedo valorar un tema una vez que lo haya completado.</text:p>
            <text:list text:style-name="L39">
              <text:list-item>
                <text:p text:style-name="P73">Se muestra una opción o formulario para proporcionar una valoración (puntuación o comentario) del tema.</text:p>
              </text:list-item>
              <text:list-item>
                <text:p text:style-name="P73">Al enviar la valoración, se registra esta información en la base de datos para el usuario y el tema correspondientes.</text:p>
              </text:list-item>
            </text:list>
            <text:p text:style-name="P12">Los temas marcados como completados y las valoraciones asociadas se almacenan correctamente en la base de datos.</text:p>
            <text:list text:style-name="L40">
              <text:list-item>
                <text:p text:style-name="P74">La información de completado y las valoraciones se guardan de manera precisa y asociada al usuario y tema correspondientes.</text:p>
              </text:list-item>
            </text:list>
            <text:p text:style-name="P12">Puedo ver y editar mi progreso y valoraciones anteriores en cualquier momento.</text:p>
            <text:list text:style-name="L41">
              <text:list-item>
                <text:p text:style-name="P75">Se proporciona una sección en la aplicación donde puedo acceder a mi historial de progreso y valoraciones.</text:p>
              </text:list-item>
              <text:list-item>
                <text:p text:style-name="P75">Puedo ver las valoraciones anteriores que he realizado y editarlas si es necesario.</text:p>
              </text:list-item>
            </text:list>
            <text:p text:style-name="P35">Si intento valorar y/o finalizar un tema o topics que no he comprado, se muestra el mensaje de error correspondiente.</text:p>
          </table:table-cell>
          <table:covered-table-cell/>
        </table:table-row>
      </table:table>
      <text:p text:style-name="P5"/>
      <text:p text:style-name="P5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2"><text:span text:style-name="T2">Id</text:span>: <text:span text:style-name="T10">13</text:span></text:p>
          </table:table-cell>
          <table:table-cell table:style-name="Table8.B1" office:value-type="string">
            <text:p text:style-name="P12"><text:span text:style-name="T2">Título</text:span>: <text:span text:style-name="T3">Valoración de un <text:s/>topic</text:span></text:p>
          </table:table-cell>
        </table:table-row>
        <table:table-row>
          <table:table-cell table:style-name="Table8.A2" office:value-type="string">
            <text:p text:style-name="P12">Prioridad:</text:p>
          </table:table-cell>
          <table:table-cell table:style-name="Table8.B2" office:value-type="string">
            <text:p text:style-name="P12"><text:span text:style-name="T2">Estimación</text:span>:</text:p>
          </table:table-cell>
        </table:table-row>
        <table:table-row>
          <table:table-cell table:style-name="Table8.B2" table:number-columns-spanned="2" office:value-type="string">
            <text:p text:style-name="P22">Historia de usuario:</text:p>
            <text:p text:style-name="P13">Como usuario registrado, quiero poder valorar un curso <text:span text:style-name="T3">o cambiar su valoración,</text:span> después de completar todos sus temas, para compartir mi opinión y experiencia con otros usuarios.</text:p>
            <text:p text:style-name="P12"/>
          </table:table-cell>
          <table:covered-table-cell/>
        </table:table-row>
        <table:table-row>
          <table:table-cell table:style-name="Table8.B2" table:number-columns-spanned="2" office:value-type="string">
            <text:p text:style-name="P28">Criterios de aceptación:</text:p>
            <text:p text:style-name="P18"><text:span text:style-name="T11">Puedo acceder a la lista de</text:span> temas o lecciones que <text:span text:style-name="T10">tengo.</text:span></text:p>
            <text:list xml:id="list184636358218359" text:continue-list="list3509797252" text:style-name="L36">
              <text:list-item>
                <text:p text:style-name="P118"><text:span text:style-name="T1">Cada tema o lección </text:span><text:span text:style-name="T10">que he </text:span><text:span text:style-name="T12">finalizado</text:span><text:span text:style-name="T1"> tiene una opción para valorarlo.</text:span></text:p>
              </text:list-item>
              <text:list-item>
                <text:p text:style-name="P118"><text:soft-page-break/><text:span text:style-name="T1">Como usuario registrado, puedo </text:span><text:span text:style-name="T12">valorar</text:span><text:span text:style-name="T1"> un tema una vez que haya terminado de estudiarlo.</text:span></text:p>
              </text:list-item>
            </text:list>
            <text:p text:style-name="P34"><text:span text:style-name="T12">La valoración d</text:span><text:span text:style-name="T1">el tema se refleja visualmente en la lista de temas del curso.</text:span></text:p>
            <text:list text:style-name="L42">
              <text:list-item>
                <text:p text:style-name="P119"><text:span text:style-name="T1">Después de </text:span><text:span text:style-name="T12">valorar un tema</text:span><text:span text:style-name="T1">, se muestra d</text:span><text:span text:style-name="T12">icha valoración en la lista.</text:span></text:p>
              </text:list-item>
            </text:list>
            <text:p text:style-name="P18">Como usuario registrado, puedo valorar un tema una vez que lo haya completado.</text:p>
            <text:list text:style-name="L43">
              <text:list-item>
                <text:p text:style-name="P76">Se muestra una opción o formulario para proporcionar una valoración (puntuación o comentario) del tema.</text:p>
              </text:list-item>
              <text:list-item>
                <text:p text:style-name="P76">Al enviar la valoración, se registra esta información en la base de datos para el usuario y el tema correspondientes.</text:p>
              </text:list-item>
            </text:list>
            <text:p text:style-name="P18"><text:span text:style-name="T12">L</text:span>as valoraciones asociadas <text:span text:style-name="T12">a los temas</text:span> se almacenan correctamente en la base de datos.</text:p>
            <text:list text:style-name="L44">
              <text:list-item>
                <text:p text:style-name="P77">La información de completado y las valoraciones se guardan de manera precisa y asociada al usuario y tema correspondientes.</text:p>
              </text:list-item>
            </text:list>
            <text:p text:style-name="P34"><text:span text:style-name="T1">Puedo ver y editar mi</text:span><text:span text:style-name="T12">s</text:span><text:span text:style-name="T1"> valoraciones anteriores en cualquier momento.</text:span></text:p>
            <text:list text:style-name="L45">
              <text:list-item>
                <text:p text:style-name="P120"><text:span text:style-name="T1">Se proporciona una sección en la aplicación donde puedo acceder a mi historial de valoraciones.</text:span></text:p>
              </text:list-item>
              <text:list-item>
                <text:p text:style-name="P78">Puedo ver las valoraciones anteriores que he realizado y editarlas si es necesario.</text:p>
              </text:list-item>
            </text:list>
            <text:p text:style-name="P36">Si intento valorar un tema o topics que no he comprado, se muestra el mensaje de error correspondiente.</text:p>
            <text:p text:style-name="P12"/>
          </table:table-cell>
          <table:covered-table-cell/>
        </table:table-row>
      </table:table>
      <text:p text:style-name="P5"/>
      <text:p text:style-name="P5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2"><text:span text:style-name="T2">Id</text:span>:<text:span text:style-name="T12">14</text:span></text:p>
          </table:table-cell>
          <table:table-cell table:style-name="Table9.B1" office:value-type="string">
            <text:p text:style-name="P12"><text:span text:style-name="T2">Título</text:span>: <text:span text:style-name="T3">Añadir curso</text:span></text:p>
          </table:table-cell>
        </table:table-row>
        <table:table-row>
          <table:table-cell table:style-name="Table9.A2" office:value-type="string">
            <text:p text:style-name="P12">Prioridad:</text:p>
          </table:table-cell>
          <table:table-cell table:style-name="Table9.B2" office:value-type="string">
            <text:p text:style-name="P12"><text:span text:style-name="T2">Estimación</text:span>:</text:p>
          </table:table-cell>
        </table:table-row>
        <table:table-row>
          <table:table-cell table:style-name="Table9.B2" table:number-columns-spanned="2" office:value-type="string">
            <text:p text:style-name="P22">Historia de usuario:</text:p>
            <text:p text:style-name="P12">Como administrador, quiero poder agregar nuevos cursos a la aplicación,</text:p>
          </table:table-cell>
          <table:covered-table-cell/>
        </table:table-row>
        <table:table-row>
          <table:table-cell table:style-name="Table9.B2" table:number-columns-spanned="2" office:value-type="string">
            <text:p text:style-name="P22">Criterios de aceptación:</text:p>
            <text:p text:style-name="P12">En la sección de administración, se proporciona una opción para agregar un nuevo curso.</text:p>
            <text:list xml:id="list2433083736" text:style-name="L46">
              <text:list-item>
                <text:p text:style-name="P79">Se muestra un botón o enlace claramente identificado para agregar un nuevo curso.</text:p>
              </text:list-item>
              <text:list-item>
                <text:p text:style-name="P79">Al hacer clic en el botón o enlace, se redirige al administrador a la página de creación de cursos.</text:p>
              </text:list-item>
            </text:list>
            <text:p text:style-name="P12">En la página de creación de cursos, se solicitan los datos necesarios para agregar un nuevo curso.</text:p>
            <text:list text:style-name="L47">
              <text:list-item>
                <text:p text:style-name="P80">Se muestra un formulario con campos requeridos para ingresar la información del nuevo curso.</text:p>
              </text:list-item>
              <text:list-item>
                <text:p text:style-name="P80">Los campos obligatorios están claramente indicados y se validan antes de permitir la creación del curso.</text:p>
              </text:list-item>
            </text:list>
            <text:p text:style-name="P12">Como administrador, puedo ingresar los datos requeridos y crear un nuevo curso.</text:p>
            <text:list text:style-name="L48">
              <text:list-item>
                <text:p text:style-name="P81">Después de completar todos los campos necesarios en el formulario, se puede guardar el nuevo curso.</text:p>
              </text:list-item>
              <text:list-item>
                <text:p text:style-name="P81">Al guardar el curso, se registra correctamente en la base de datos.</text:p>
              </text:list-item>
            </text:list>
            <text:p text:style-name="P12">Se muestra una confirmación o mensaje de éxito después de agregar exitosamente el nuevo curso.</text:p>
            <text:list text:style-name="L49">
              <text:list-item>
                <text:p text:style-name="P82">Después de guardar el curso, se muestra un mensaje claro indicando que el curso se ha agregado correctamente.</text:p>
              </text:list-item>
            </text:list>
            <text:p text:style-name="P12">Si faltan campos requeridos o se proporciona información incorrecta, se muestra un mensaje de error correspondiente.</text:p>
            <text:list text:style-name="L50">
              <text:list-item>
                <text:p text:style-name="P83">El sistema valida los campos del formulario y muestra mensajes de error claros si hay campos requeridos que faltan o información incorrecta.</text:p>
              </text:list-item>
              <text:list-item>
                <text:p text:style-name="P83">El administrador puede corregir los errores y volver a intentar guardar el curso.</text:p>
              </text:list-item>
            </text:list>
            <text:p text:style-name="P12">Después de agregar el curso, este se muestra correctamente en la lista de cursos disponibles en la aplicación.</text:p>
            <text:list text:style-name="L51">
              <text:list-item>
                <text:p text:style-name="P84"><text:soft-page-break/>Al acceder a la sección pública de la aplicación que muestra la lista de cursos, el curso recién agregado se muestra junto con los demás cursos existentes.</text:p>
              </text:list-item>
            </text:list>
          </table:table-cell>
          <table:covered-table-cell/>
        </table:table-row>
      </table:table>
      <text:p text:style-name="P5"/>
      <text:p text:style-name="P5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"><text:span text:style-name="T2">Id</text:span>: <text:span text:style-name="T3">1</text:span><text:span text:style-name="T12">5</text:span></text:p>
          </table:table-cell>
          <table:table-cell table:style-name="Table10.B1" office:value-type="string">
            <text:p text:style-name="P12"><text:span text:style-name="T2">Título</text:span>: <text:span text:style-name="T3">Editar curso</text:span></text:p>
          </table:table-cell>
        </table:table-row>
        <table:table-row>
          <table:table-cell table:style-name="Table10.A2" office:value-type="string">
            <text:p text:style-name="P12">Prioridad:</text:p>
          </table:table-cell>
          <table:table-cell table:style-name="Table10.B2" office:value-type="string">
            <text:p text:style-name="P12"><text:span text:style-name="T2">Estimación</text:span>:</text:p>
          </table:table-cell>
        </table:table-row>
        <table:table-row>
          <table:table-cell table:style-name="Table10.B2" table:number-columns-spanned="2" office:value-type="string">
            <text:p text:style-name="P22">Historia de usuario:</text:p>
            <text:p text:style-name="P12">Como administrador, quiero poder editar la información de un curso existente</text:p>
          </table:table-cell>
          <table:covered-table-cell/>
        </table:table-row>
        <table:table-row>
          <table:table-cell table:style-name="Table10.B2" table:number-columns-spanned="2" office:value-type="string">
            <text:p text:style-name="P22">Criterios de aceptación:</text:p>
            <text:p text:style-name="P12">En la sección de administración, se muestra una lista de cursos existentes.</text:p>
            <text:list xml:id="list1862546353" text:style-name="L52">
              <text:list-item>
                <text:p text:style-name="P85">Se proporciona una vista o tabla que muestra los cursos disponibles en la aplicación.</text:p>
              </text:list-item>
              <text:list-item>
                <text:p text:style-name="P121"><text:span text:style-name="T1">Cada curso de la lista tiene una opción claramente identificada para editar su información.</text:span></text:p>
              </text:list-item>
            </text:list>
            <text:p text:style-name="P12">Como administrador, puedo seleccionar un curso de la lista y acceder a la <text:span text:style-name="T12">pantalla de edición del</text:span> curso.</text:p>
            <text:list text:style-name="L53">
              <text:list-item>
                <text:p text:style-name="P87">Al hacer clic en el enlace o botón, se redirige al administrador a la página de detalles del curso correspondiente.</text:p>
              </text:list-item>
              <text:list-item>
                <text:p text:style-name="P122"><text:span text:style-name="T12">Se muestra l</text:span><text:span text:style-name="T1">a información actual del curso, en campos editables.</text:span></text:p>
              </text:list-item>
              <text:list-item>
                <text:p text:style-name="P137">El identificador del curso no se puede editar.</text:p>
              </text:list-item>
            </text:list>
            <text:p text:style-name="P12">Como administrador, puedo realizar cambios en la información del curso y guardarlos.</text:p>
            <text:list text:style-name="L54">
              <text:list-item>
                <text:p text:style-name="P88">Al editar los campos del curso en la página de detalles y hacer clic en el botón de guardar, se actualiza la información del curso en la base de datos.</text:p>
              </text:list-item>
              <text:list-item>
                <text:p text:style-name="P88">Se muestra una confirmación o mensaje de éxito después de editar exitosamente el curso.</text:p>
              </text:list-item>
            </text:list>
            <text:p text:style-name="P12">Después de guardar los cambios, se muestra un mensaje claro indicando que la información del curso se ha actualizado correctamente.</text:p>
            <text:p text:style-name="P12">Si se intenta guardar cambios con información incorrecta, se muestra un mensaje de error correspondiente.</text:p>
            <text:list text:style-name="L55">
              <text:list-item>
                <text:p text:style-name="P89">El sistema valida los campos editables del curso y muestra mensajes de error claros si hay campos requeridos que faltan o información incorrecta.</text:p>
              </text:list-item>
              <text:list-item>
                <text:p text:style-name="P89">El administrador puede corregir los errores y volver a intentar guardar los cambios.</text:p>
              </text:list-item>
            </text:list>
            <text:p text:style-name="P12">Después de editar el curso, los cambios se reflejan correctamente en la lista de cursos y en cualquier otro lugar donde se muestre la información del curso.</text:p>
            <text:list text:style-name="L56">
              <text:list-item>
                <text:p text:style-name="P90">Al acceder a la sección pública de la aplicación que muestra la lista de cursos, se muestra la información actualizada del curso editado.</text:p>
              </text:list-item>
              <text:list-item>
                <text:p text:style-name="P90">Si hay páginas de detalles del curso o cualquier otra parte de la aplicación que muestre la información del curso, los cambios se reflejan de manera coherente.</text:p>
              </text:list-item>
            </text:list>
          </table:table-cell>
          <table:covered-table-cell/>
        </table:table-row>
      </table:table>
      <text:p text:style-name="P5"/>
      <text:p text:style-name="P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2"><text:span text:style-name="T2">Id</text:span>: <text:span text:style-name="T3">1</text:span><text:span text:style-name="T12">6</text:span></text:p>
          </table:table-cell>
          <table:table-cell table:style-name="Table11.B1" office:value-type="string">
            <text:p text:style-name="P12"><text:span text:style-name="T2">Título</text:span>: <text:span text:style-name="T3">Eliminar un curso</text:span></text:p>
          </table:table-cell>
        </table:table-row>
        <table:table-row>
          <table:table-cell table:style-name="Table11.A2" office:value-type="string">
            <text:p text:style-name="P12">Prioridad:</text:p>
          </table:table-cell>
          <table:table-cell table:style-name="Table11.B2" office:value-type="string">
            <text:p text:style-name="P12"><text:span text:style-name="T2">Estimación</text:span>:</text:p>
          </table:table-cell>
        </table:table-row>
        <table:table-row>
          <table:table-cell table:style-name="Table11.B2" table:number-columns-spanned="2" office:value-type="string">
            <text:p text:style-name="P22">Historia de usuario:</text:p>
            <text:p text:style-name="P12">Como administrador, quiero poder eliminar cursos que ya no sean relevantes o estén desactualizados</text:p>
          </table:table-cell>
          <table:covered-table-cell/>
        </table:table-row>
        <table:table-row>
          <table:table-cell table:style-name="Table11.B2" table:number-columns-spanned="2" office:value-type="string">
            <text:p text:style-name="P22">Criterios de aceptación:</text:p>
            <text:p text:style-name="P12">En la sección de administración, se muestra una lista de cursos existentes.</text:p>
            <text:list xml:id="list4060802729" text:style-name="L57">
              <text:list-item>
                <text:p text:style-name="P91">Se proporciona una vista o tabla que muestra los cursos disponibles en la aplicación.</text:p>
              </text:list-item>
              <text:list-item>
                <text:p text:style-name="P91">Cada curso de la lista tiene una opción claramente identificada para eliminar su <text:soft-page-break/>información.</text:p>
              </text:list-item>
            </text:list>
            <text:p text:style-name="P12">Como administrador, puedo seleccionar un curso de la lista y acceder a la página de detalles del curso.</text:p>
            <text:list text:style-name="L58">
              <text:list-item>
                <text:p text:style-name="P93">Se proporciona un enlace o botón para ver los detalles de un curso específico desde la lista de cursos.</text:p>
              </text:list-item>
              <text:list-item>
                <text:p text:style-name="P93">Al hacer clic en el enlace o botón, se redirige al administrador a la página de detalles del curso correspondiente.</text:p>
              </text:list-item>
            </text:list>
            <text:p text:style-name="P12">En la página de detalles del curso, se muestra la información actual del curso y una opción para eliminarlo.</text:p>
            <text:list text:style-name="L59">
              <text:list-item>
                <text:p text:style-name="P94">La información actual del curso, como el nombre, descripción, nivel de dificultad, duración, etc., se muestra en etiquetas o campos de solo lectura.</text:p>
              </text:list-item>
              <text:list-item>
                <text:p text:style-name="P94">Se proporciona un botón o enlace claramente identificado para eliminar el curso.</text:p>
              </text:list-item>
            </text:list>
            <text:p text:style-name="P12">Antes de eliminar el curso, se muestra una confirmación para asegurar que el administrador desea proceder.</text:p>
            <text:list text:style-name="L60">
              <text:list-item>
                <text:p text:style-name="P95">Al hacer clic en el botón o enlace de eliminación, se muestra un mensaje de confirmación que solicita al administrador que confirme la acción de eliminación.</text:p>
              </text:list-item>
            </text:list>
            <text:p text:style-name="P12">Como administrador, puedo confirmar la eliminación del curso y proceder con la acción.</text:p>
            <text:list text:style-name="L61">
              <text:list-item>
                <text:p text:style-name="P96">Después de confirmar la eliminación, se realiza la acción de borrado y se elimina la información del curso de la base de datos.</text:p>
              </text:list-item>
              <text:list-item>
                <text:p text:style-name="P139">Después de eliminar el curso, se eliminará cualquier información de topics de esos cursos, así como seguimiento del curso por parte de cualquier alumno/a.</text:p>
              </text:list-item>
            </text:list>
            <text:p text:style-name="P12">Se muestra una confirmación o mensaje de éxito después de eliminar exitosamente el curso.</text:p>
            <text:list text:style-name="L62">
              <text:list-item>
                <text:p text:style-name="P97">Después de eliminar el curso, se muestra un mensaje claro indicando que la información del curso se ha eliminado correctamente.</text:p>
              </text:list-item>
            </text:list>
            <text:p text:style-name="P12">Después de eliminar el curso, este ya no se muestra en la lista de cursos y no es accesible en ninguna parte de la aplicación.</text:p>
            <text:list text:style-name="L63">
              <text:list-item>
                <text:p text:style-name="P98">Al acceder a la sección pública de la aplicación que muestra la lista de cursos, el curso eliminado ya no aparece.</text:p>
              </text:list-item>
              <text:list-item>
                <text:p text:style-name="P98">Si hay páginas de detalles del curso u otras partes de la aplicación que mostraban información del curso, se redirige a los usuarios a una página de error o se muestra un mensaje indicando que el curso ya no está disponible.</text:p>
              </text:list-item>
            </text:list>
          </table:table-cell>
          <table:covered-table-cell/>
        </table:table-row>
      </table:table>
      <text:p text:style-name="P5"/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2"><text:span text:style-name="T2">Id</text:span>: <text:span text:style-name="T3">1</text:span><text:span text:style-name="T12">7</text:span></text:p>
          </table:table-cell>
          <table:table-cell table:style-name="Table12.B1" office:value-type="string">
            <text:p text:style-name="P12"><text:span text:style-name="T2">Título</text:span>: <text:span text:style-name="T13">Añadir un topic</text:span></text:p>
          </table:table-cell>
        </table:table-row>
        <table:table-row>
          <table:table-cell table:style-name="Table12.A2" office:value-type="string">
            <text:p text:style-name="P12">Prioridad:</text:p>
          </table:table-cell>
          <table:table-cell table:style-name="Table12.B2" office:value-type="string">
            <text:p text:style-name="P12"><text:span text:style-name="T2">Estimación</text:span>:</text:p>
          </table:table-cell>
        </table:table-row>
        <table:table-row>
          <table:table-cell table:style-name="Table12.B2" table:number-columns-spanned="2" office:value-type="string">
            <text:p text:style-name="P22">Historia de usuario:</text:p>
            <text:p text:style-name="P12">Como administrador, quiero poder agregar nuevos temas <text:span text:style-name="T13">o topics </text:span>a un curso existente</text:p>
          </table:table-cell>
          <table:covered-table-cell/>
        </table:table-row>
        <table:table-row>
          <table:table-cell table:style-name="Table12.B2" table:number-columns-spanned="2" office:value-type="string">
            <text:p text:style-name="P22">Criterios de aceptación:</text:p>
            <text:p text:style-name="P19">En la sección de administración, se proporciona una opción para agregar un nuevo <text:span text:style-name="T13">topic</text:span>.</text:p>
            <text:list xml:id="list184635634122525" text:continue-list="list2433083736" text:style-name="L46">
              <text:list-item>
                <text:p text:style-name="P123"><text:span text:style-name="T1">Se muestra un botón o enlace claramente identificado para agregar un nuevo </text:span><text:span text:style-name="T13">topic</text:span><text:span text:style-name="T1">.</text:span></text:p>
              </text:list-item>
              <text:list-item>
                <text:p text:style-name="P123"><text:span text:style-name="T1">Al hacer clic en el botón o enlace, se redirige al administrador a la página de creación de </text:span><text:span text:style-name="T13">topic o tema</text:span><text:span text:style-name="T1">.</text:span></text:p>
              </text:list-item>
            </text:list>
            <text:p text:style-name="P19">En la página de creación de <text:span text:style-name="T13">temas</text:span>, se solicitan los datos necesarios para agregar un nuevo curso.</text:p>
            <text:list text:style-name="L64">
              <text:list-item>
                <text:p text:style-name="P124"><text:span text:style-name="T1">Se muestra un formulario con campos requeridos para ingresar la información del nuevo </text:span><text:span text:style-name="T13">tema</text:span><text:span text:style-name="T1">.</text:span></text:p>
              </text:list-item>
              <text:list-item>
                <text:p text:style-name="P99">Los campos obligatorios están claramente indicados y se validan antes de permitir la creación del curso.</text:p>
              </text:list-item>
              <text:list-item>
                <text:p text:style-name="P140">Se muestra una lista desplegable para el curso al que pertenece el tema con todos los cursos <text:soft-page-break/>existentes en la base de datos.</text:p>
              </text:list-item>
            </text:list>
            <text:p text:style-name="P19">Como administrador, puedo ingresar los datos requeridos y crear un nuevo <text:span text:style-name="T13">tema</text:span>.</text:p>
            <text:list text:style-name="L65">
              <text:list-item>
                <text:p text:style-name="P125"><text:span text:style-name="T1">Después de completar todos los campos necesarios en el formulario, se puede guardar el nuevo </text:span><text:span text:style-name="T13">topic</text:span><text:span text:style-name="T1">.</text:span></text:p>
              </text:list-item>
              <text:list-item>
                <text:p text:style-name="P125"><text:span text:style-name="T1">Al guardar el </text:span><text:span text:style-name="T13">topic</text:span><text:span text:style-name="T1">, se registra correctamente en la base de datos.</text:span></text:p>
              </text:list-item>
            </text:list>
            <text:p text:style-name="P19">Se muestra una confirmación o mensaje de éxito después de agregar exitosamente el nuevo <text:span text:style-name="T13">topic</text:span>.</text:p>
            <text:list text:style-name="L66">
              <text:list-item>
                <text:p text:style-name="P126"><text:span text:style-name="T1">Después de guardar el </text:span><text:span text:style-name="T13">topic</text:span><text:span text:style-name="T1">, se muestra un mensaje claro indicando que el </text:span><text:span text:style-name="T13">tema</text:span><text:span text:style-name="T1"> se ha agregado correctamente.</text:span></text:p>
              </text:list-item>
            </text:list>
            <text:p text:style-name="P19">Si faltan campos requeridos o se proporciona información incorrecta, se muestra un mensaje de error correspondiente.</text:p>
            <text:list text:style-name="L67">
              <text:list-item>
                <text:p text:style-name="P100">El sistema valida los campos del formulario y muestra mensajes de error claros si hay campos requeridos que faltan o información incorrecta.</text:p>
              </text:list-item>
              <text:list-item>
                <text:p text:style-name="P127"><text:span text:style-name="T1">El administrador puede corregir los errores y volver a intentar guardar el </text:span><text:span text:style-name="T13">tema</text:span><text:span text:style-name="T1">.</text:span></text:p>
              </text:list-item>
            </text:list>
            <text:p text:style-name="P19">Después de agregar el <text:span text:style-name="T13">tema</text:span>, este se muestra correctamente en la lista de <text:span text:style-name="T13">temas</text:span> disponibles en la aplicación.</text:p>
            <text:list text:style-name="L68">
              <text:list-item>
                <text:p text:style-name="P128">Al acceder a la sección pública de la aplicación que muestra la lista de <text:span text:style-name="T13">temas</text:span>, el <text:span text:style-name="T13">tema</text:span> recién agregado se muestra junto con los demás cursos existentes.</text:p>
              </text:list-item>
            </text:list>
          </table:table-cell>
          <table:covered-table-cell/>
        </table:table-row>
      </table:table>
      <text:p text:style-name="P5"/>
      <text:p text:style-name="P5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2"><text:span text:style-name="T2">Id</text:span>: <text:span text:style-name="T3">1</text:span><text:span text:style-name="T12">8</text:span></text:p>
          </table:table-cell>
          <table:table-cell table:style-name="Table13.B1" office:value-type="string">
            <text:p text:style-name="P12"><text:span text:style-name="T2">Título</text:span>: <text:span text:style-name="T14">Editar de un curso</text:span></text:p>
          </table:table-cell>
        </table:table-row>
        <table:table-row>
          <table:table-cell table:style-name="Table13.A2" office:value-type="string">
            <text:p text:style-name="P12">Prioridad:</text:p>
          </table:table-cell>
          <table:table-cell table:style-name="Table13.B2" office:value-type="string">
            <text:p text:style-name="P12"><text:span text:style-name="T2">Estimación</text:span>:</text:p>
          </table:table-cell>
        </table:table-row>
        <table:table-row>
          <table:table-cell table:style-name="Table13.B2" table:number-columns-spanned="2" office:value-type="string">
            <text:p text:style-name="P22">Historia de usuario:</text:p>
            <text:p text:style-name="P12">Como administrador, quiero poder editar la información de un tema dentro de un curso.</text:p>
          </table:table-cell>
          <table:covered-table-cell/>
        </table:table-row>
        <table:table-row>
          <table:table-cell table:style-name="Table13.B2" table:number-columns-spanned="2" office:value-type="string">
            <text:p text:style-name="P26">Criterios de aceptación:</text:p>
            <text:p text:style-name="P21">En la sección de administración, se muestra una lista de temas existentes.</text:p>
            <text:list xml:id="list184636555953486" text:continue-list="list1862546353" text:style-name="L52">
              <text:list-item>
                <text:p text:style-name="P86">Se proporciona una vista o tabla que muestra los temas disponibles en la aplicación.</text:p>
              </text:list-item>
              <text:list-item>
                <text:p text:style-name="P86">Cada tema de la lista tiene una opción claramente identificada para editar su información.</text:p>
              </text:list-item>
            </text:list>
            <text:p text:style-name="P21">Como administrador, puedo seleccionar un tema de la lista y acceder a la <text:span text:style-name="T12">pantalla de edición del</text:span> tema.</text:p>
            <text:list text:style-name="L69">
              <text:list-item>
                <text:p text:style-name="P101">Al hacer clic en el enlace o botón, se redirige al administrador a la página de detalles del tema correspondiente.</text:p>
              </text:list-item>
              <text:list-item>
                <text:p text:style-name="P129"><text:span text:style-name="T12">Se muestra l</text:span><text:span text:style-name="T1">a información actual del tema, en campos editables.</text:span></text:p>
              </text:list-item>
              <text:list-item>
                <text:p text:style-name="P138">El identificador del tema no se puede editar.</text:p>
              </text:list-item>
            </text:list>
            <text:p text:style-name="P21">Como administrador, puedo realizar cambios en la información del tema y guardarlos.</text:p>
            <text:list text:style-name="L70">
              <text:list-item>
                <text:p text:style-name="P102">Al editar los campos del tema en la página de detalles y hacer clic en el botón de guardar, se actualiza la información del tema en la base de datos.</text:p>
              </text:list-item>
              <text:list-item>
                <text:p text:style-name="P102">Se muestra una confirmación o mensaje de éxito después de editar exitosamente el tema.</text:p>
              </text:list-item>
            </text:list>
            <text:p text:style-name="P21">Después de guardar los cambios, se muestra un mensaje claro indicando que la información del tema se ha actualizado correctamente.</text:p>
            <text:p text:style-name="P21">Si se intenta guardar cambios con información incorrecta, se muestra un mensaje de error correspondiente.</text:p>
            <text:list text:style-name="L71">
              <text:list-item>
                <text:p text:style-name="P103">El sistema valida los campos editables del tema y muestra mensajes de error claros si hay campos requeridos que faltan o información incorrecta.</text:p>
              </text:list-item>
              <text:list-item>
                <text:p text:style-name="P103">El administrador puede corregir los errores y volver a intentar guardar los cambios.</text:p>
              </text:list-item>
            </text:list>
            <text:p text:style-name="P21">Después de editar el tema, los cambios se reflejan correctamente en la lista de temas y en cualquier otro lugar donde se muestre la información del tema.</text:p>
            <text:list text:style-name="L72">
              <text:list-item>
                <text:p text:style-name="P104">Al acceder a la sección pública de la aplicación que muestra la lista de temas, se muestra la información actualizada del tema editado.</text:p>
              </text:list-item>
              <text:list-item>
                <text:p text:style-name="P130"><text:soft-page-break/>Si hay páginas de detalles del tema o cualquier otra parte de la aplicación que muestre la información del tema, los cambios se reflejan de manera coherente.</text:p>
              </text:list-item>
            </text:list>
          </table:table-cell>
          <table:covered-table-cell/>
        </table:table-row>
      </table:table>
      <text:p text:style-name="P5"/>
      <text:p text:style-name="P5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2"><text:span text:style-name="T2">Id</text:span>: <text:span text:style-name="T3">1</text:span><text:span text:style-name="T12">9</text:span></text:p>
          </table:table-cell>
          <table:table-cell table:style-name="Table14.B1" office:value-type="string">
            <text:p text:style-name="P12"><text:span text:style-name="T2">Título</text:span>: <text:span text:style-name="T14">Eliminación de un tema o topic</text:span></text:p>
          </table:table-cell>
        </table:table-row>
        <table:table-row>
          <table:table-cell table:style-name="Table14.A2" office:value-type="string">
            <text:p text:style-name="P12">Prioridad:</text:p>
          </table:table-cell>
          <table:table-cell table:style-name="Table14.B2" office:value-type="string">
            <text:p text:style-name="P12"><text:span text:style-name="T2">Estimación</text:span>:</text:p>
          </table:table-cell>
        </table:table-row>
        <table:table-row>
          <table:table-cell table:style-name="Table14.B2" table:number-columns-spanned="2" office:value-type="string">
            <text:p text:style-name="P22">Historia de usuario:</text:p>
            <text:p text:style-name="P12">Como administrador, quiero poder eliminar temas de un curso si ya no son necesarios o relevantes.</text:p>
          </table:table-cell>
          <table:covered-table-cell/>
        </table:table-row>
        <table:table-row>
          <table:table-cell table:style-name="Table14.B2" table:number-columns-spanned="2" office:value-type="string">
            <text:p text:style-name="P22">Criterios de aceptación:</text:p>
            <text:p text:style-name="P20">En la sección de administración, se muestra una lista de topics existentes.</text:p>
            <text:list xml:id="list184636591132805" text:continue-list="list4060802729" text:style-name="L57">
              <text:list-item>
                <text:p text:style-name="P92">Se proporciona una vista o tabla que muestra los topics disponibles en la aplicación.</text:p>
              </text:list-item>
              <text:list-item>
                <text:p text:style-name="P131"><text:span text:style-name="T1">Cada curso de la lista tiene una opción claramente identificada para eliminar su información.</text:span></text:p>
              </text:list-item>
            </text:list>
            <text:p text:style-name="P20">Como administrador, puedo seleccionar un topic de la lista y acceder a la página de detalles del topic.</text:p>
            <text:list text:style-name="L73">
              <text:list-item>
                <text:p text:style-name="P105">Se proporciona un enlace o botón para ver los detalles de un topic específico desde la lista de topics.</text:p>
              </text:list-item>
              <text:list-item>
                <text:p text:style-name="P105">Al hacer clic en el enlace o botón, se redirige al administrador a la página de detalles del topic correspondiente.</text:p>
              </text:list-item>
            </text:list>
            <text:p text:style-name="P20">En la página de detalles del topic, se muestra la información actual del topic y una opción para eliminarlo.</text:p>
            <text:list text:style-name="L74">
              <text:list-item>
                <text:p text:style-name="P106">La información actual del topic, como el nombre, descripción, nivel de dificultad, duración, etc., se muestra en etiquetas o campos de solo lectura.</text:p>
              </text:list-item>
              <text:list-item>
                <text:p text:style-name="P106">Se proporciona un botón o enlace claramente identificado para eliminar el topic.</text:p>
              </text:list-item>
            </text:list>
            <text:p text:style-name="P20">Antes de eliminar el topic, se muestra una confirmación para asegurar que el administrador desea proceder.</text:p>
            <text:list text:style-name="L75">
              <text:list-item>
                <text:p text:style-name="P107">Al hacer clic en el botón o enlace de eliminación, se muestra un mensaje de confirmación que solicita al administrador que confirme la acción de eliminación.</text:p>
              </text:list-item>
            </text:list>
            <text:p text:style-name="P20">Como administrador, puedo confirmar la eliminación del topic y proceder con la acción.</text:p>
            <text:list text:style-name="L76">
              <text:list-item>
                <text:p text:style-name="P108">Después de confirmar la eliminación, se realiza la acción de borrado y se elimina la información del topic de la base de datos.</text:p>
              </text:list-item>
            </text:list>
            <text:p text:style-name="P20">Se muestra una confirmación o mensaje de éxito después de eliminar exitosamente el topic.</text:p>
            <text:list text:style-name="L77">
              <text:list-item>
                <text:p text:style-name="P109">Después de eliminar el topic, se muestra un mensaje claro indicando que la información del topic se ha eliminado correctamente.</text:p>
              </text:list-item>
            </text:list>
            <text:p text:style-name="P20">Después de eliminar el topic, este ya no se muestra en la lista de topics y no es accesible en ninguna parte de la aplicación.</text:p>
            <text:list text:style-name="L78">
              <text:list-item>
                <text:p text:style-name="P110">Al acceder a la sección pública de la aplicación que muestra la lista de topics, el topic eliminado ya no aparece.</text:p>
              </text:list-item>
              <text:list-item>
                <text:p text:style-name="P132">Si hay páginas de detalles del topic u otras partes de la aplicación que mostraban información del topic, se redirige a los usuarios a una página de error o se muestra un mensaje indicando que el topic ya no está disponible.</text:p>
              </text:list-item>
            </text:list>
          </table:table-cell>
          <table:covered-table-cell/>
        </table:table-row>
      </table:table>
      <text:p text:style-name="P5"/>
      <text:p text:style-name="P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"><text:span text:style-name="T2">Id</text:span>:<text:span text:style-name="T12">20</text:span></text:p>
          </table:table-cell>
          <table:table-cell table:style-name="Table15.B1" office:value-type="string">
            <text:p text:style-name="P12"><text:span text:style-name="T2">Título</text:span>:</text:p>
          </table:table-cell>
        </table:table-row>
        <table:table-row>
          <table:table-cell table:style-name="Table15.A2" office:value-type="string">
            <text:p text:style-name="P12">Prioridad:</text:p>
          </table:table-cell>
          <table:table-cell table:style-name="Table15.B2" office:value-type="string">
            <text:p text:style-name="P12"><text:span text:style-name="T2">Estimación</text:span>:</text:p>
          </table:table-cell>
        </table:table-row>
        <table:table-row>
          <table:table-cell table:style-name="Table15.B2" table:number-columns-spanned="2" office:value-type="string">
            <text:p text:style-name="P22">Historia de usuario:</text:p>
            <text:p text:style-name="P12"/>
          </table:table-cell>
          <table:covered-table-cell/>
        </table:table-row>
        <text:soft-page-break/>
        <table:table-row>
          <table:table-cell table:style-name="Table15.B2" table:number-columns-spanned="2" office:value-type="string">
            <text:p text:style-name="P22">Criterios de aceptación:</text:p>
            <text:p text:style-name="P12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20:02:42.037102152</meta:creation-date>
    <dc:date>2023-05-25T18:46:34.655894531</dc:date>
    <meta:editing-duration>PT1H30M17S</meta:editing-duration>
    <meta:editing-cycles>11</meta:editing-cycles>
    <meta:generator>LibreOffice/7.5.2.2$Linux_X86_64 LibreOffice_project/50$Build-2</meta:generator>
    <meta:document-statistic meta:table-count="20" meta:image-count="0" meta:object-count="0" meta:page-count="14" meta:paragraph-count="397" meta:word-count="5143" meta:character-count="30417" meta:non-whitespace-character-count="25821"/>
  </office:meta>
</office:document-meta>
</file>